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D">
            <text:p>D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Model with redundant reactions (rxn3 and rxn4)">
            <text:p>Model with redundant reactions (rxn3 and rxn4)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</table:table>
      <table:table table:name="M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xn3">
            <text:p>rxn3</text:p>
          </table:table-cell>
          <table:table-cell table:style-name="pd1" office:value-type="string" office:string-value="rxn4">
            <text:p>rxn4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-0.8">
            <text:p>-0.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3">
            <text:p>-0.3</text:p>
          </table:table-cell>
          <table:table-cell office:value-type="float" office:value="-0.2">
            <text:p>-0.2</text:p>
          </table:table-cell>
          <table:table-cell office:value-type="float" office:value="-0.2">
            <text:p>-0.2</text:p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xn3">
            <text:p>rxn3</text:p>
          </table:table-cell>
          <table:table-cell table:style-name="pd1" office:value-type="string" office:string-value="rxn4">
            <text:p>rxn4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15.5">
            <text:p>15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xn3">
            <text:p>rxn3</text:p>
          </table:table-cell>
          <table:table-cell table:style-name="pd1" office:value-type="string" office:string-value="rxn4">
            <text:p>rxn4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0.0">
            <text:p>100.0</text:p>
          </table:table-cell>
          <table:table-cell office:value-type="float" office:value="66.66666666666667">
            <text:p>66.66666666666667</text:p>
          </table:table-cell>
          <table:table-cell office:value-type="float" office:value="44.44444444444445">
            <text:p>44.44444444444445</text:p>
          </table:table-cell>
          <table:table-cell office:value-type="float" office:value="29.62962962962964">
            <text:p>29.62962962962964</text:p>
          </table:table-cell>
          <table:table-cell office:value-type="float" office:value="19.75308641975309">
            <text:p>19.75308641975309</text:p>
          </table:table-cell>
          <table:table-cell office:value-type="float" office:value="13.16872427983539">
            <text:p>13.16872427983539</text:p>
          </table:table-cell>
          <table:table-cell office:value-type="float" office:value="8.779149519890263">
            <text:p>8.779149519890263</text:p>
          </table:table-cell>
          <table:table-cell office:value-type="float" office:value="5.852766346593508">
            <text:p>5.852766346593508</text:p>
          </table:table-cell>
          <table:table-cell office:value-type="float" office:value="3.901844231062339">
            <text:p>3.901844231062339</text:p>
          </table:table-cell>
          <table:table-cell office:value-type="float" office:value="2.601229487374893">
            <text:p>2.601229487374893</text:p>
          </table:table-cell>
          <table:table-cell office:value-type="float" office:value="1.734152991583262">
            <text:p>1.734152991583262</text:p>
          </table:table-cell>
          <table:table-cell office:value-type="float" office:value="1.156101994388841">
            <text:p>1.156101994388841</text:p>
          </table:table-cell>
          <table:table-cell office:value-type="float" office:value="0.7707346629258942">
            <text:p>0.7707346629258942</text:p>
          </table:table-cell>
          <table:table-cell office:value-type="float" office:value="0.5138231086172628">
            <text:p>0.5138231086172628</text:p>
          </table:table-cell>
          <table:table-cell office:value-type="float" office:value="0.3425487390781752">
            <text:p>0.3425487390781752</text:p>
          </table:table-cell>
          <table:table-cell office:value-type="float" office:value="0.2283658260521167">
            <text:p>0.2283658260521167</text:p>
          </table:table-cell>
          <table:table-cell office:value-type="float" office:value="0.1522438840347445">
            <text:p>0.1522438840347445</text:p>
          </table:table-cell>
          <table:table-cell office:value-type="float" office:value="0.1014959226898296">
            <text:p>0.1014959226898296</text:p>
          </table:table-cell>
          <table:table-cell office:value-type="float" office:value="0.0676639484598864">
            <text:p>0.0676639484598864</text:p>
          </table:table-cell>
          <table:table-cell office:value-type="float" office:value="0.0451092989732576">
            <text:p>0.0451092989732576</text:p>
          </table:table-cell>
          <table:table-cell office:value-type="float" office:value="0.0300728659821717">
            <text:p>0.0300728659821717</text:p>
          </table:table-cell>
          <table:table-cell office:value-type="float" office:value="0.0200485773214478">
            <text:p>0.0200485773214478</text:p>
          </table:table-cell>
          <table:table-cell office:value-type="float" office:value="0.0133657182142985">
            <text:p>0.0133657182142985</text:p>
          </table:table-cell>
          <table:table-cell office:value-type="float" office:value="0.0089104788095323">
            <text:p>0.0089104788095323</text:p>
          </table:table-cell>
          <table:table-cell office:value-type="float" office:value="0.0059403192063549">
            <text:p>0.0059403192063549</text:p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</table:table-row>
      </table:table>
      <table:table table:name="q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xn3">
            <text:p>rxn3</text:p>
          </table:table-cell>
          <table:table-cell table:style-name="pd1" office:value-type="string" office:string-value="rxn4">
            <text:p>rxn4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0.5031740174550985">
            <text:p>0.5031740174550985</text:p>
          </table:table-cell>
          <table:table-cell office:value-type="float" office:value="0.4968259825449015">
            <text:p>0.4968259825449015</text:p>
          </table:table-cell>
          <table:table-cell office:value-type="float" office:value="0.5236106094018439">
            <text:p>0.5236106094018439</text:p>
          </table:table-cell>
          <table:table-cell office:value-type="float" office:value="1e-10">
            <text:p>1e-10</text:p>
          </table:table-cell>
          <table:table-cell office:value-type="float" office:value="0.5600000000000003">
            <text:p>0.5600000000000003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0.5753866345255327">
            <text:p>0.5753866345255327</text:p>
          </table:table-cell>
          <table:table-cell office:value-type="float" office:value="0.4246133654744673">
            <text:p>0.4246133654744673</text:p>
          </table:table-cell>
          <table:table-cell office:value-type="float" office:value="1e-10">
            <text:p>1e-10</text:p>
          </table:table-cell>
          <table:table-cell office:value-type="float" office:value="0.611443649844554">
            <text:p>0.611443649844554</text:p>
          </table:table-cell>
          <table:table-cell office:value-type="float" office:value="0.6209696297306836">
            <text:p>0.6209696297306836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0.5753374794869085">
            <text:p>0.5753374794869085</text:p>
          </table:table-cell>
          <table:table-cell office:value-type="float" office:value="0.4246625205130915">
            <text:p>0.4246625205130915</text:p>
          </table:table-cell>
          <table:table-cell office:value-type="float" office:value="1e-10">
            <text:p>1e-10</text:p>
          </table:table-cell>
          <table:table-cell office:value-type="float" office:value="0.6115137938608051">
            <text:p>0.6115137938608051</text:p>
          </table:table-cell>
          <table:table-cell office:value-type="float" office:value="0.6211207958319355">
            <text:p>0.6211207958319355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0.575264087098517">
            <text:p>0.575264087098517</text:p>
          </table:table-cell>
          <table:table-cell office:value-type="float" office:value="0.42473591290148305">
            <text:p>0.42473591290148305</text:p>
          </table:table-cell>
          <table:table-cell office:value-type="float" office:value="1e-10">
            <text:p>1e-10</text:p>
          </table:table-cell>
          <table:table-cell office:value-type="float" office:value="0.6116184810927418">
            <text:p>0.6116184810927418</text:p>
          </table:table-cell>
          <table:table-cell office:value-type="float" office:value="0.6213467161819928">
            <text:p>0.6213467161819928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0.5751547529165838">
            <text:p>0.5751547529165838</text:p>
          </table:table-cell>
          <table:table-cell office:value-type="float" office:value="0.4248452470834162">
            <text:p>0.4248452470834162</text:p>
          </table:table-cell>
          <table:table-cell office:value-type="float" office:value="1e-10">
            <text:p>1e-10</text:p>
          </table:table-cell>
          <table:table-cell office:value-type="float" office:value="0.6117743258482004">
            <text:p>0.6117743258482004</text:p>
          </table:table-cell>
          <table:table-cell office:value-type="float" office:value="0.6216837373488333">
            <text:p>0.6216837373488333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0.5749924252434131">
            <text:p>0.5749924252434131</text:p>
          </table:table-cell>
          <table:table-cell office:value-type="float" office:value="0.42500757475658696">
            <text:p>0.42500757475658696</text:p>
          </table:table-cell>
          <table:table-cell office:value-type="float" office:value="1e-10">
            <text:p>1e-10</text:p>
          </table:table-cell>
          <table:table-cell office:value-type="float" office:value="0.6120054710472699">
            <text:p>0.6120054710472699</text:p>
          </table:table-cell>
          <table:table-cell office:value-type="float" office:value="0.622185147839641">
            <text:p>0.622185147839641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0.5747526162403418">
            <text:p>0.5747526162403418</text:p>
          </table:table-cell>
          <table:table-cell office:value-type="float" office:value="0.42524738375965826">
            <text:p>0.42524738375965826</text:p>
          </table:table-cell>
          <table:table-cell office:value-type="float" office:value="1e-10">
            <text:p>1e-10</text:p>
          </table:table-cell>
          <table:table-cell office:value-type="float" office:value="0.6123464292368717">
            <text:p>0.6123464292368717</text:p>
          </table:table-cell>
          <table:table-cell office:value-type="float" office:value="0.6229281779915953">
            <text:p>0.6229281779915953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0.5744009084812818">
            <text:p>0.5744009084812818</text:p>
          </table:table-cell>
          <table:table-cell office:value-type="float" office:value="0.42559909151871816">
            <text:p>0.42559909151871816</text:p>
          </table:table-cell>
          <table:table-cell office:value-type="float" office:value="1e-10">
            <text:p>1e-10</text:p>
          </table:table-cell>
          <table:table-cell office:value-type="float" office:value="0.6128453318206252">
            <text:p>0.6128453318206252</text:p>
          </table:table-cell>
          <table:table-cell office:value-type="float" office:value="0.6240228531003966">
            <text:p>0.6240228531003966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0.5738905156278793">
            <text:p>0.5738905156278793</text:p>
          </table:table-cell>
          <table:table-cell office:value-type="float" office:value="0.42610948437212065">
            <text:p>0.42610948437212065</text:p>
          </table:table-cell>
          <table:table-cell office:value-type="float" office:value="1e-10">
            <text:p>1e-10</text:p>
          </table:table-cell>
          <table:table-cell office:value-type="float" office:value="0.6135669460827693">
            <text:p>0.6135669460827693</text:p>
          </table:table-cell>
          <table:table-cell office:value-type="float" office:value="0.6256221327444617">
            <text:p>0.6256221327444617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0.573160907528218">
            <text:p>0.573160907528218</text:p>
          </table:table-cell>
          <table:table-cell office:value-type="float" office:value="0.426839092471782">
            <text:p>0.426839092471782</text:p>
          </table:table-cell>
          <table:table-cell office:value-type="float" office:value="1e-10">
            <text:p>1e-10</text:p>
          </table:table-cell>
          <table:table-cell office:value-type="float" office:value="0.6145936012747886">
            <text:p>0.6145936012747886</text:p>
          </table:table-cell>
          <table:table-cell office:value-type="float" office:value="0.627930888491784">
            <text:p>0.627930888491784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0.572139602646843">
            <text:p>0.572139602646843</text:p>
          </table:table-cell>
          <table:table-cell office:value-type="float" office:value="0.4278603973531569">
            <text:p>0.4278603973531569</text:p>
          </table:table-cell>
          <table:table-cell office:value-type="float" office:value="1e-10">
            <text:p>1e-10</text:p>
          </table:table-cell>
          <table:table-cell office:value-type="float" office:value="0.6160211496948472">
            <text:p>0.6160211496948472</text:p>
          </table:table-cell>
          <table:table-cell office:value-type="float" office:value="0.6312090896129351">
            <text:p>0.6312090896129351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0.5707500402515546">
            <text:p>0.5707500402515546</text:p>
          </table:table-cell>
          <table:table-cell office:value-type="float" office:value="0.42924995974844543">
            <text:p>0.42924995974844543</text:p>
          </table:table-cell>
          <table:table-cell office:value-type="float" office:value="1e-10">
            <text:p>1e-10</text:p>
          </table:table-cell>
          <table:table-cell office:value-type="float" office:value="0.6179459334110108">
            <text:p>0.6179459334110108</text:p>
          </table:table-cell>
          <table:table-cell office:value-type="float" office:value="0.6357612230746306">
            <text:p>0.6357612230746306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0.5689281111359008">
            <text:p>0.5689281111359008</text:p>
          </table:table-cell>
          <table:table-cell office:value-type="float" office:value="0.4310718888640992">
            <text:p>0.4310718888640992</text:p>
          </table:table-cell>
          <table:table-cell office:value-type="float" office:value="1e-10">
            <text:p>1e-10</text:p>
          </table:table-cell>
          <table:table-cell office:value-type="float" office:value="0.6204403632216864">
            <text:p>0.6204403632216864</text:p>
          </table:table-cell>
          <table:table-cell office:value-type="float" office:value="0.6419029983727828">
            <text:p>0.6419029983727828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0.5666466693380564">
            <text:p>0.5666466693380564</text:p>
          </table:table-cell>
          <table:table-cell office:value-type="float" office:value="0.4333533306619436">
            <text:p>0.4333533306619436</text:p>
          </table:table-cell>
          <table:table-cell office:value-type="float" office:value="1e-10">
            <text:p>1e-10</text:p>
          </table:table-cell>
          <table:table-cell office:value-type="float" office:value="0.6235214221285942">
            <text:p>0.6235214221285942</text:p>
          </table:table-cell>
          <table:table-cell office:value-type="float" office:value="0.6499016975943928">
            <text:p>0.6499016975943928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0.5639407283331579">
            <text:p>0.5639407283331579</text:p>
          </table:table-cell>
          <table:table-cell office:value-type="float" office:value="0.4360592716668421">
            <text:p>0.4360592716668421</text:p>
          </table:table-cell>
          <table:table-cell office:value-type="float" office:value="1e-10">
            <text:p>1e-10</text:p>
          </table:table-cell>
          <table:table-cell office:value-type="float" office:value="0.6271266026307937">
            <text:p>0.6271266026307937</text:p>
          </table:table-cell>
          <table:table-cell office:value-type="float" office:value="0.6598998730821627">
            <text:p>0.6598998730821627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0.5609206072795898">
            <text:p>0.5609206072795898</text:p>
          </table:table-cell>
          <table:table-cell office:value-type="float" office:value="0.4390793927204102">
            <text:p>0.4390793927204102</text:p>
          </table:table-cell>
          <table:table-cell office:value-type="float" office:value="1e-10">
            <text:p>1e-10</text:p>
          </table:table-cell>
          <table:table-cell office:value-type="float" office:value="0.6311169334227302">
            <text:p>0.6311169334227302</text:p>
          </table:table-cell>
          <table:table-cell office:value-type="float" office:value="0.671848501894682">
            <text:p>0.671848501894682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0.5577624614584757">
            <text:p>0.5577624614584757</text:p>
          </table:table-cell>
          <table:table-cell office:value-type="float" office:value="0.4422375385415243">
            <text:p>0.4422375385415243</text:p>
          </table:table-cell>
          <table:table-cell office:value-type="float" office:value="1e-10">
            <text:p>1e-10</text:p>
          </table:table-cell>
          <table:table-cell office:value-type="float" office:value="0.6353143185591025">
            <text:p>0.6353143185591025</text:p>
          </table:table-cell>
          <table:table-cell office:value-type="float" office:value="0.6854804273369476">
            <text:p>0.6854804273369476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0.49248361669491225">
            <text:p>0.49248361669491225</text:p>
          </table:table-cell>
          <table:table-cell office:value-type="float" office:value="0.5075163833050877">
            <text:p>0.5075163833050877</text:p>
          </table:table-cell>
          <table:table-cell office:value-type="float" office:value="0.6204068576283462">
            <text:p>0.6204068576283462</text:p>
          </table:table-cell>
          <table:table-cell office:value-type="float" office:value="1e-10">
            <text:p>1e-10</text:p>
          </table:table-cell>
          <table:table-cell office:value-type="float" office:value="0.6775005803892107">
            <text:p>0.6775005803892107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0.48840462342587754">
            <text:p>0.48840462342587754</text:p>
          </table:table-cell>
          <table:table-cell office:value-type="float" office:value="0.5115953765741225">
            <text:p>0.5115953765741225</text:p>
          </table:table-cell>
          <table:table-cell office:value-type="float" office:value="0.6262186212799647">
            <text:p>0.6262186212799647</text:p>
          </table:table-cell>
          <table:table-cell office:value-type="float" office:value="1e-10">
            <text:p>1e-10</text:p>
          </table:table-cell>
          <table:table-cell office:value-type="float" office:value="0.6941674578508733">
            <text:p>0.6941674578508733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0.48480322910680995">
            <text:p>0.48480322910680995</text:p>
          </table:table-cell>
          <table:table-cell office:value-type="float" office:value="0.51519677089319">
            <text:p>0.51519677089319</text:p>
          </table:table-cell>
          <table:table-cell office:value-type="float" office:value="0.6317879193516498">
            <text:p>0.6317879193516498</text:p>
          </table:table-cell>
          <table:table-cell office:value-type="float" office:value="1e-10">
            <text:p>1e-10</text:p>
          </table:table-cell>
          <table:table-cell office:value-type="float" office:value="0.7109664016141444">
            <text:p>0.7109664016141444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0.4817961876422592">
            <text:p>0.4817961876422592</text:p>
          </table:table-cell>
          <table:table-cell office:value-type="float" office:value="0.5182038123577408">
            <text:p>0.5182038123577408</text:p>
          </table:table-cell>
          <table:table-cell office:value-type="float" office:value="0.6370627376648554">
            <text:p>0.6370627376648554</text:p>
          </table:table-cell>
          <table:table-cell office:value-type="float" office:value="1e-10">
            <text:p>1e-10</text:p>
          </table:table-cell>
          <table:table-cell office:value-type="float" office:value="0.7273680763723505">
            <text:p>0.7273680763723505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0.47942469030808976">
            <text:p>0.47942469030808976</text:p>
          </table:table-cell>
          <table:table-cell office:value-type="float" office:value="0.5205753096919102">
            <text:p>0.5205753096919102</text:p>
          </table:table-cell>
          <table:table-cell office:value-type="float" office:value="0.6420318217265081">
            <text:p>0.6420318217265081</text:p>
          </table:table-cell>
          <table:table-cell office:value-type="float" office:value="1e-10">
            <text:p>1e-10</text:p>
          </table:table-cell>
          <table:table-cell office:value-type="float" office:value="0.7429605979367749">
            <text:p>0.7429605979367749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0.47766794747240593">
            <text:p>0.47766794747240593</text:p>
          </table:table-cell>
          <table:table-cell office:value-type="float" office:value="0.5223320525275941">
            <text:p>0.5223320525275941</text:p>
          </table:table-cell>
          <table:table-cell office:value-type="float" office:value="0.6466983292022863">
            <text:p>0.6466983292022863</text:p>
          </table:table-cell>
          <table:table-cell office:value-type="float" office:value="1e-10">
            <text:p>1e-10</text:p>
          </table:table-cell>
          <table:table-cell office:value-type="float" office:value="0.7574640761334579">
            <text:p>0.7574640761334579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0.4764623905758997">
            <text:p>0.4764623905758997</text:p>
          </table:table-cell>
          <table:table-cell office:value-type="float" office:value="0.5235376094241003">
            <text:p>0.5235376094241003</text:p>
          </table:table-cell>
          <table:table-cell office:value-type="float" office:value="0.6510641404778924">
            <text:p>0.6510641404778924</text:p>
          </table:table-cell>
          <table:table-cell office:value-type="float" office:value="1e-10">
            <text:p>1e-10</text:p>
          </table:table-cell>
          <table:table-cell office:value-type="float" office:value="0.7707183234720975">
            <text:p>0.7707183234720975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0.4757206907573863">
            <text:p>0.4757206907573863</text:p>
          </table:table-cell>
          <table:table-cell office:value-type="float" office:value="0.5242793092426137">
            <text:p>0.5242793092426137</text:p>
          </table:table-cell>
          <table:table-cell office:value-type="float" office:value="0.6551247463746076">
            <text:p>0.6551247463746076</text:p>
          </table:table-cell>
          <table:table-cell office:value-type="float" office:value="1e-10">
            <text:p>1e-10</text:p>
          </table:table-cell>
          <table:table-cell office:value-type="float" office:value="0.7826575620080489">
            <text:p>0.7826575620080489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0.47534773044876155">
            <text:p>0.47534773044876155</text:p>
          </table:table-cell>
          <table:table-cell office:value-type="float" office:value="0.5246522695512384">
            <text:p>0.5246522695512384</text:p>
          </table:table-cell>
          <table:table-cell office:value-type="float" office:value="0.658871216832409">
            <text:p>0.658871216832409</text:p>
          </table:table-cell>
          <table:table-cell office:value-type="float" office:value="1e-10">
            <text:p>1e-10</text:p>
          </table:table-cell>
          <table:table-cell office:value-type="float" office:value="0.7932840408743458">
            <text:p>0.7932840408743458</text:p>
          </table:table-cell>
        </table:table-row>
      </table:table>
      <table:table table:name="optimization_data">
        <table:table-row>
          <table:table-cell table:style-name="pd1" office:value-type="string" office:string-value="rho">
            <text:p>rho</text:p>
          </table:table-cell>
          <table:table-cell table:style-name="pd1" office:value-type="string" office:string-value="x_G">
            <text:p>x_G</text:p>
          </table:table-cell>
          <table:table-cell table:style-name="pd1" office:value-type="string" office:string-value="x_N">
            <text:p>x_N</text:p>
          </table:table-cell>
          <table:table-cell table:style-name="pd1" office:value-type="string" office:string-value="condition">
            <text:p>condition</text:p>
          </table:table-cell>
          <table:table-cell table:style-name="pd1" office:value-type="string" office:string-value="mu">
            <text:p>mu</text:p>
          </table:table-cell>
          <table:table-cell table:style-name="pd1" office:value-type="string" office:string-value="density">
            <text:p>density</text:p>
          </table:table-cell>
          <table:table-cell table:style-name="pd1" office:value-type="string" office:string-value="consistent">
            <text:p>consistent</text:p>
          </table:table-cell>
          <table:table-cell table:style-name="pd1" office:value-type="string" office:string-value="converged">
            <text:p>converged</text:p>
          </table:table-cell>
          <table:table-cell table:style-name="pd1" office:value-type="string" office:string-value="run_time">
            <text:p>run_time</text:p>
          </table:table-cell>
          <table:table-cell table:style-name="pd1" office:value-type="string" office:string-value="rxn1_q">
            <text:p>rxn1_q</text:p>
          </table:table-cell>
          <table:table-cell table:style-name="pd1" office:value-type="string" office:string-value="rxn2_q">
            <text:p>rxn2_q</text:p>
          </table:table-cell>
          <table:table-cell table:style-name="pd1" office:value-type="string" office:string-value="rxn3_q">
            <text:p>rxn3_q</text:p>
          </table:table-cell>
          <table:table-cell table:style-name="pd1" office:value-type="string" office:string-value="rxn4_q">
            <text:p>rxn4_q</text:p>
          </table:table-cell>
          <table:table-cell table:style-name="pd1" office:value-type="string" office:string-value="Ribosome_q">
            <text:p>Ribosome_q</text:p>
          </table:table-cell>
          <table:table-cell table:style-name="pd1" office:value-type="string" office:string-value="rxn1_v">
            <text:p>rxn1_v</text:p>
          </table:table-cell>
          <table:table-cell table:style-name="pd1" office:value-type="string" office:string-value="rxn2_v">
            <text:p>rxn2_v</text:p>
          </table:table-cell>
          <table:table-cell table:style-name="pd1" office:value-type="string" office:string-value="rxn3_v">
            <text:p>rxn3_v</text:p>
          </table:table-cell>
          <table:table-cell table:style-name="pd1" office:value-type="string" office:string-value="rxn4_v">
            <text:p>rxn4_v</text:p>
          </table:table-cell>
          <table:table-cell table:style-name="pd1" office:value-type="string" office:string-value="Ribosome_v">
            <text:p>Ribosome_v</text:p>
          </table:table-cell>
          <table:table-cell table:style-name="pd1" office:value-type="string" office:string-value="rxn1_p">
            <text:p>rxn1_p</text:p>
          </table:table-cell>
          <table:table-cell table:style-name="pd1" office:value-type="string" office:string-value="rxn2_p">
            <text:p>rxn2_p</text:p>
          </table:table-cell>
          <table:table-cell table:style-name="pd1" office:value-type="string" office:string-value="rxn3_p">
            <text:p>rxn3_p</text:p>
          </table:table-cell>
          <table:table-cell table:style-name="pd1" office:value-type="string" office:string-value="rxn4_p">
            <text:p>rxn4_p</text:p>
          </table:table-cell>
          <table:table-cell table:style-name="pd1" office:value-type="string" office:string-value="Ribosome_p">
            <text:p>Ribosome_p</text:p>
          </table:table-cell>
          <table:table-cell table:style-name="pd1" office:value-type="string" office:string-value="G_b">
            <text:p>G_b</text:p>
          </table:table-cell>
          <table:table-cell table:style-name="pd1" office:value-type="string" office:string-value="N_b">
            <text:p>N_b</text:p>
          </table:table-cell>
          <table:table-cell table:style-name="pd1" office:value-type="string" office:string-value="AA_b">
            <text:p>AA_b</text:p>
          </table:table-cell>
          <table:table-cell table:style-name="pd1" office:value-type="string" office:string-value="Protein_b">
            <text:p>Protein_b</text:p>
          </table:table-cell>
          <table:table-cell table:style-name="pd1" office:value-type="string" office:string-value="G_c">
            <text:p>G_c</text:p>
          </table:table-cell>
          <table:table-cell table:style-name="pd1" office:value-type="string" office:string-value="N_c">
            <text:p>N_c</text:p>
          </table:table-cell>
          <table:table-cell table:style-name="pd1" office:value-type="string" office:string-value="AA_c">
            <text:p>AA_c</text:p>
          </table:table-cell>
          <table:table-cell table:style-name="pd1" office:value-type="string" office:string-value="Protein_c">
            <text:p>Protein_c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string-value="1">
            <text:p>1</text:p>
          </table:table-cell>
          <table:table-cell office:value-type="float" office:value="1.7099395867577527">
            <text:p>1.709939586757752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376309999999999">
            <text:p>0.0376309999999999</text:p>
          </table:table-cell>
          <table:table-cell office:value-type="float" office:value="0.5753866345255327">
            <text:p>0.5753866345255327</text:p>
          </table:table-cell>
          <table:table-cell office:value-type="float" office:value="0.4246133654744673">
            <text:p>0.4246133654744673</text:p>
          </table:table-cell>
          <table:table-cell office:value-type="float" office:value="1e-10">
            <text:p>1e-10</text:p>
          </table:table-cell>
          <table:table-cell office:value-type="float" office:value="0.611443649844554">
            <text:p>0.611443649844554</text:p>
          </table:table-cell>
          <table:table-cell office:value-type="float" office:value="0.6209696297306835">
            <text:p>0.6209696297306835</text:p>
          </table:table-cell>
          <table:table-cell office:value-type="float" office:value="334.5179705826181">
            <text:p>334.5179705826181</text:p>
          </table:table-cell>
          <table:table-cell office:value-type="float" office:value="246.861488915018">
            <text:p>246.861488915018</text:p>
          </table:table-cell>
          <table:table-cell office:value-type="float" office:value="5.81379459e-08">
            <text:p>5.81379459e-08</text:p>
          </table:table-cell>
          <table:table-cell office:value-type="float" office:value="355.48077865988864">
            <text:p>355.48077865988864</text:p>
          </table:table-cell>
          <table:table-cell office:value-type="float" office:value="361.018987697272">
            <text:p>361.018987697272</text:p>
          </table:table-cell>
          <table:table-cell office:value-type="float" office:value="21.797622599254463">
            <text:p>21.797622599254463</text:p>
          </table:table-cell>
          <table:table-cell office:value-type="float" office:value="27.154763780651983">
            <text:p>27.154763780651983</text:p>
          </table:table-cell>
          <table:table-cell office:value-type="float" office:value="9.084102e-09">
            <text:p>9.084102e-09</text:p>
          </table:table-cell>
          <table:table-cell office:value-type="float" office:value="50.05070538342835">
            <text:p>50.05070538342835</text:p>
          </table:table-cell>
          <table:table-cell office:value-type="float" office:value="112.12658233601356">
            <text:p>112.12658233601356</text:p>
          </table:table-cell>
          <table:table-cell office:value-type="float" office:value="0.0862317145798894">
            <text:p>0.0862317145798894</text:p>
          </table:table-cell>
          <table:table-cell office:value-type="float" office:value="0.1781307095294197">
            <text:p>0.1781307095294197</text:p>
          </table:table-cell>
          <table:table-cell office:value-type="float" office:value="0.1146679461600071">
            <text:p>0.1146679461600071</text:p>
          </table:table-cell>
          <table:table-cell office:value-type="float" office:value="0.6209696297306835">
            <text:p>0.6209696297306835</text:p>
          </table:table-cell>
          <table:table-cell office:value-type="float" office:value="29.318782957162423">
            <text:p>29.318782957162423</text:p>
          </table:table-cell>
          <table:table-cell office:value-type="float" office:value="60.56444124000273">
            <text:p>60.56444124000273</text:p>
          </table:table-cell>
          <table:table-cell office:value-type="float" office:value="38.987101694402426">
            <text:p>38.987101694402426</text:p>
          </table:table-cell>
          <table:table-cell office:value-type="float" office:value="211.1296741084324">
            <text:p>211.129674108432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66.66666666666667">
            <text:p>66.66666666666667</text:p>
          </table:table-cell>
          <table:table-cell office:value-type="float" office:value="10.0">
            <text:p>10.0</text:p>
          </table:table-cell>
          <table:table-cell office:value-type="string" office:string-value="2">
            <text:p>2</text:p>
          </table:table-cell>
          <table:table-cell office:value-type="float" office:value="1.7090662214737136">
            <text:p>1.709066221473713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2498">
            <text:p>0.022498</text:p>
          </table:table-cell>
          <table:table-cell office:value-type="float" office:value="0.5753374794869084">
            <text:p>0.5753374794869084</text:p>
          </table:table-cell>
          <table:table-cell office:value-type="float" office:value="0.4246625205130915">
            <text:p>0.4246625205130915</text:p>
          </table:table-cell>
          <table:table-cell office:value-type="float" office:value="1e-10">
            <text:p>1e-10</text:p>
          </table:table-cell>
          <table:table-cell office:value-type="float" office:value="0.611513793860805">
            <text:p>0.611513793860805</text:p>
          </table:table-cell>
          <table:table-cell office:value-type="float" office:value="0.6211207958319354">
            <text:p>0.6211207958319354</text:p>
          </table:table-cell>
          <table:table-cell office:value-type="float" office:value="334.31854972722635">
            <text:p>334.31854972722635</text:p>
          </table:table-cell>
          <table:table-cell office:value-type="float" office:value="246.76396557383637">
            <text:p>246.76396557383637</text:p>
          </table:table-cell>
          <table:table-cell office:value-type="float" office:value="5.81082515e-08">
            <text:p>5.81082515e-08</text:p>
          </table:table-cell>
          <table:table-cell office:value-type="float" office:value="355.3399734779322">
            <text:p>355.3399734779322</text:p>
          </table:table-cell>
          <table:table-cell office:value-type="float" office:value="360.92243434781886">
            <text:p>360.92243434781886</text:p>
          </table:table-cell>
          <table:table-cell office:value-type="float" office:value="21.892472772460305">
            <text:p>21.892472772460305</text:p>
          </table:table-cell>
          <table:table-cell office:value-type="float" office:value="27.144036213122">
            <text:p>27.144036213122</text:p>
          </table:table-cell>
          <table:table-cell office:value-type="float" office:value="9.0822493e-09">
            <text:p>9.0822493e-09</text:p>
          </table:table-cell>
          <table:table-cell office:value-type="float" office:value="50.0396849231172">
            <text:p>50.0396849231172</text:p>
          </table:table-cell>
          <table:table-cell office:value-type="float" office:value="112.10487666507632">
            <text:p>112.10487666507632</text:p>
          </table:table-cell>
          <table:table-cell office:value-type="float" office:value="0.0861264443282644">
            <text:p>0.0861264443282644</text:p>
          </table:table-cell>
          <table:table-cell office:value-type="float" office:value="0.1781356025445433">
            <text:p>0.1781356025445433</text:p>
          </table:table-cell>
          <table:table-cell office:value-type="float" office:value="0.1146171572952566">
            <text:p>0.1146171572952566</text:p>
          </table:table-cell>
          <table:table-cell office:value-type="float" office:value="0.6211207958319354">
            <text:p>0.6211207958319354</text:p>
          </table:table-cell>
          <table:table-cell office:value-type="float" office:value="29.282991071609906">
            <text:p>29.282991071609906</text:p>
          </table:table-cell>
          <table:table-cell office:value-type="float" office:value="60.56610486514475">
            <text:p>60.56610486514475</text:p>
          </table:table-cell>
          <table:table-cell office:value-type="float" office:value="38.96983348038727">
            <text:p>38.96983348038727</text:p>
          </table:table-cell>
          <table:table-cell office:value-type="float" office:value="211.18107058285807">
            <text:p>211.1810705828580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44.44444444444445">
            <text:p>44.44444444444445</text:p>
          </table:table-cell>
          <table:table-cell office:value-type="float" office:value="10.0">
            <text:p>10.0</text:p>
          </table:table-cell>
          <table:table-cell office:value-type="string" office:string-value="3">
            <text:p>3</text:p>
          </table:table-cell>
          <table:table-cell office:value-type="float" office:value="1.707758381165798">
            <text:p>1.70775838116579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623">
            <text:p>0.019623</text:p>
          </table:table-cell>
          <table:table-cell office:value-type="float" office:value="0.575264087098517">
            <text:p>0.575264087098517</text:p>
          </table:table-cell>
          <table:table-cell office:value-type="float" office:value="0.424735912901483">
            <text:p>0.424735912901483</text:p>
          </table:table-cell>
          <table:table-cell office:value-type="float" office:value="1e-10">
            <text:p>1e-10</text:p>
          </table:table-cell>
          <table:table-cell office:value-type="float" office:value="0.6116184810927418">
            <text:p>0.6116184810927418</text:p>
          </table:table-cell>
          <table:table-cell office:value-type="float" office:value="0.6213467161819927">
            <text:p>0.6213467161819927</text:p>
          </table:table-cell>
          <table:table-cell office:value-type="float" office:value="334.02010248290253">
            <text:p>334.02010248290253</text:p>
          </table:table-cell>
          <table:table-cell office:value-type="float" office:value="246.6177471134688">
            <text:p>246.6177471134688</text:p>
          </table:table-cell>
          <table:table-cell office:value-type="float" office:value="5.80637849e-08">
            <text:p>5.80637849e-08</text:p>
          </table:table-cell>
          <table:table-cell office:value-type="float" office:value="355.12883963508847">
            <text:p>355.12883963508847</text:p>
          </table:table-cell>
          <table:table-cell office:value-type="float" office:value="360.7774211376792">
            <text:p>360.7774211376792</text:p>
          </table:table-cell>
          <table:table-cell office:value-type="float" office:value="22.03455192185599">
            <text:p>22.03455192185599</text:p>
          </table:table-cell>
          <table:table-cell office:value-type="float" office:value="27.127952182481568">
            <text:p>27.127952182481568</text:p>
          </table:table-cell>
          <table:table-cell office:value-type="float" office:value="9.0794696e-09">
            <text:p>9.0794696e-09</text:p>
          </table:table-cell>
          <table:table-cell office:value-type="float" office:value="50.02312899139135">
            <text:p>50.02312899139135</text:p>
          </table:table-cell>
          <table:table-cell office:value-type="float" office:value="112.07225039706915">
            <text:p>112.07225039706915</text:p>
          </table:table-cell>
          <table:table-cell office:value-type="float" office:value="0.0859693021543235">
            <text:p>0.0859693021543235</text:p>
          </table:table-cell>
          <table:table-cell office:value-type="float" office:value="0.1781428734165361">
            <text:p>0.1781428734165361</text:p>
          </table:table-cell>
          <table:table-cell office:value-type="float" office:value="0.1145411082471475">
            <text:p>0.1145411082471475</text:p>
          </table:table-cell>
          <table:table-cell office:value-type="float" office:value="0.6213467161819927">
            <text:p>0.6213467161819927</text:p>
          </table:table-cell>
          <table:table-cell office:value-type="float" office:value="29.22956273247">
            <text:p>29.22956273247</text:p>
          </table:table-cell>
          <table:table-cell office:value-type="float" office:value="60.5685769616223">
            <text:p>60.5685769616223</text:p>
          </table:table-cell>
          <table:table-cell office:value-type="float" office:value="38.94397680403016">
            <text:p>38.94397680403016</text:p>
          </table:table-cell>
          <table:table-cell office:value-type="float" office:value="211.25788350187753">
            <text:p>211.2578835018775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9.62962962962964">
            <text:p>29.62962962962964</text:p>
          </table:table-cell>
          <table:table-cell office:value-type="float" office:value="10.0">
            <text:p>10.0</text:p>
          </table:table-cell>
          <table:table-cell office:value-type="string" office:string-value="4">
            <text:p>4</text:p>
          </table:table-cell>
          <table:table-cell office:value-type="float" office:value="1.7058015660360468">
            <text:p>1.705801566036046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0035">
            <text:p>0.020035</text:p>
          </table:table-cell>
          <table:table-cell office:value-type="float" office:value="0.5751547529165838">
            <text:p>0.5751547529165838</text:p>
          </table:table-cell>
          <table:table-cell office:value-type="float" office:value="0.4248452470834161">
            <text:p>0.4248452470834161</text:p>
          </table:table-cell>
          <table:table-cell office:value-type="float" office:value="1e-10">
            <text:p>1e-10</text:p>
          </table:table-cell>
          <table:table-cell office:value-type="float" office:value="0.6117743258482004">
            <text:p>0.6117743258482004</text:p>
          </table:table-cell>
          <table:table-cell office:value-type="float" office:value="0.6216837373488333">
            <text:p>0.6216837373488333</text:p>
          </table:table-cell>
          <table:table-cell office:value-type="float" office:value="333.5739586009826">
            <text:p>333.5739586009826</text:p>
          </table:table-cell>
          <table:table-cell office:value-type="float" office:value="246.39857385127328">
            <text:p>246.39857385127328</text:p>
          </table:table-cell>
          <table:table-cell office:value-type="float" office:value="5.79972532e-08">
            <text:p>5.79972532e-08</text:p>
          </table:table-cell>
          <table:table-cell office:value-type="float" office:value="354.8123050514524">
            <text:p>354.8123050514524</text:p>
          </table:table-cell>
          <table:table-cell office:value-type="float" office:value="360.559491534586">
            <text:p>360.559491534586</text:p>
          </table:table-cell>
          <table:table-cell office:value-type="float" office:value="22.247230948630047">
            <text:p>22.247230948630047</text:p>
          </table:table-cell>
          <table:table-cell office:value-type="float" office:value="27.103843123640065">
            <text:p>27.103843123640065</text:p>
          </table:table-cell>
          <table:table-cell office:value-type="float" office:value="9.0752982e-09">
            <text:p>9.0752982e-09</text:p>
          </table:table-cell>
          <table:table-cell office:value-type="float" office:value="49.99823823255157">
            <text:p>49.99823823255157</text:p>
          </table:table-cell>
          <table:table-cell office:value-type="float" office:value="112.02315838470632">
            <text:p>112.02315838470632</text:p>
          </table:table-cell>
          <table:table-cell office:value-type="float" office:value="0.0857352921680235">
            <text:p>0.0857352921680235</text:p>
          </table:table-cell>
          <table:table-cell office:value-type="float" office:value="0.1781536344140094">
            <text:p>0.1781536344140094</text:p>
          </table:table-cell>
          <table:table-cell office:value-type="float" office:value="0.1144273360691336">
            <text:p>0.1144273360691336</text:p>
          </table:table-cell>
          <table:table-cell office:value-type="float" office:value="0.6216837373488333">
            <text:p>0.6216837373488333</text:p>
          </table:table-cell>
          <table:table-cell office:value-type="float" office:value="29.14999933712799">
            <text:p>29.14999933712799</text:p>
          </table:table-cell>
          <table:table-cell office:value-type="float" office:value="60.572235700763216">
            <text:p>60.572235700763216</text:p>
          </table:table-cell>
          <table:table-cell office:value-type="float" office:value="38.905294263505446">
            <text:p>38.905294263505446</text:p>
          </table:table-cell>
          <table:table-cell office:value-type="float" office:value="211.3724706986033">
            <text:p>211.372470698603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9.75308641975309">
            <text:p>19.75308641975309</text:p>
          </table:table-cell>
          <table:table-cell office:value-type="float" office:value="10.0">
            <text:p>10.0</text:p>
          </table:table-cell>
          <table:table-cell office:value-type="string" office:string-value="5">
            <text:p>5</text:p>
          </table:table-cell>
          <table:table-cell office:value-type="float" office:value="1.7028773974890905">
            <text:p>1.70287739748909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9159999999999">
            <text:p>0.0199159999999999</text:p>
          </table:table-cell>
          <table:table-cell office:value-type="float" office:value="0.574992425243413">
            <text:p>0.574992425243413</text:p>
          </table:table-cell>
          <table:table-cell office:value-type="float" office:value="0.4250075747565869">
            <text:p>0.4250075747565869</text:p>
          </table:table-cell>
          <table:table-cell office:value-type="float" office:value="1e-10">
            <text:p>1e-10</text:p>
          </table:table-cell>
          <table:table-cell office:value-type="float" office:value="0.6120054710472698">
            <text:p>0.6120054710472698</text:p>
          </table:table-cell>
          <table:table-cell office:value-type="float" office:value="0.6221851478396409">
            <text:p>0.6221851478396409</text:p>
          </table:table-cell>
          <table:table-cell office:value-type="float" office:value="332.9081455893109">
            <text:p>332.9081455893109</text:p>
          </table:table-cell>
          <table:table-cell office:value-type="float" office:value="246.07016955697995">
            <text:p>246.07016955697995</text:p>
          </table:table-cell>
          <table:table-cell office:value-type="float" office:value="5.78978315e-08">
            <text:p>5.78978315e-08</text:p>
          </table:table-cell>
          <table:table-cell office:value-type="float" office:value="354.3378964872604">
            <text:p>354.3378964872604</text:p>
          </table:table-cell>
          <table:table-cell office:value-type="float" office:value="360.2317086052412">
            <text:p>360.2317086052412</text:p>
          </table:table-cell>
          <table:table-cell office:value-type="float" office:value="22.565265836114172">
            <text:p>22.565265836114172</text:p>
          </table:table-cell>
          <table:table-cell office:value-type="float" office:value="27.0677186512678">
            <text:p>27.0677186512678</text:p>
          </table:table-cell>
          <table:table-cell office:value-type="float" office:value="9.0690375e-09">
            <text:p>9.0690375e-09</text:p>
          </table:table-cell>
          <table:table-cell office:value-type="float" office:value="49.96077863488008">
            <text:p>49.96077863488008</text:p>
          </table:table-cell>
          <table:table-cell office:value-type="float" office:value="111.94918713414685">
            <text:p>111.94918713414685</text:p>
          </table:table-cell>
          <table:table-cell office:value-type="float" office:value="0.0853880483355971">
            <text:p>0.0853880483355971</text:p>
          </table:table-cell>
          <table:table-cell office:value-type="float" office:value="0.1781694509492047">
            <text:p>0.1781694509492047</text:p>
          </table:table-cell>
          <table:table-cell office:value-type="float" office:value="0.1142573528755571">
            <text:p>0.1142573528755571</text:p>
          </table:table-cell>
          <table:table-cell office:value-type="float" office:value="0.6221851478396409">
            <text:p>0.6221851478396409</text:p>
          </table:table-cell>
          <table:table-cell office:value-type="float" office:value="29.031936434103034">
            <text:p>29.031936434103034</text:p>
          </table:table-cell>
          <table:table-cell office:value-type="float" office:value="60.577613322729626">
            <text:p>60.577613322729626</text:p>
          </table:table-cell>
          <table:table-cell office:value-type="float" office:value="38.84749997768942">
            <text:p>38.84749997768942</text:p>
          </table:table-cell>
          <table:table-cell office:value-type="float" office:value="211.54295026547797">
            <text:p>211.5429502654779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3.16872427983539">
            <text:p>13.16872427983539</text:p>
          </table:table-cell>
          <table:table-cell office:value-type="float" office:value="10.0">
            <text:p>10.0</text:p>
          </table:table-cell>
          <table:table-cell office:value-type="string" office:string-value="6">
            <text:p>6</text:p>
          </table:table-cell>
          <table:table-cell office:value-type="float" office:value="1.698515774374096">
            <text:p>1.69851577437409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0014">
            <text:p>0.020014</text:p>
          </table:table-cell>
          <table:table-cell office:value-type="float" office:value="0.5747526162403417">
            <text:p>0.5747526162403417</text:p>
          </table:table-cell>
          <table:table-cell office:value-type="float" office:value="0.4252473837596582">
            <text:p>0.4252473837596582</text:p>
          </table:table-cell>
          <table:table-cell office:value-type="float" office:value="1e-10">
            <text:p>1e-10</text:p>
          </table:table-cell>
          <table:table-cell office:value-type="float" office:value="0.6123464292368715">
            <text:p>0.6123464292368715</text:p>
          </table:table-cell>
          <table:table-cell office:value-type="float" office:value="0.6229281779915952">
            <text:p>0.6229281779915952</text:p>
          </table:table-cell>
          <table:table-cell office:value-type="float" office:value="331.9169709159806">
            <text:p>331.9169709159806</text:p>
          </table:table-cell>
          <table:table-cell office:value-type="float" office:value="245.5783923712121">
            <text:p>245.5783923712121</text:p>
          </table:table-cell>
          <table:table-cell office:value-type="float" office:value="5.77495363e-08">
            <text:p>5.77495363e-08</text:p>
          </table:table-cell>
          <table:table-cell office:value-type="float" office:value="353.6272236097624">
            <text:p>353.6272236097624</text:p>
          </table:table-cell>
          <table:table-cell office:value-type="float" office:value="359.7381344510853">
            <text:p>359.7381344510853</text:p>
          </table:table-cell>
          <table:table-cell office:value-type="float" office:value="23.04012360612341">
            <text:p>23.04012360612341</text:p>
          </table:table-cell>
          <table:table-cell office:value-type="float" office:value="27.01362316083333">
            <text:p>27.01362316083333</text:p>
          </table:table-cell>
          <table:table-cell office:value-type="float" office:value="9.059639e-09">
            <text:p>9.059639e-09</text:p>
          </table:table-cell>
          <table:table-cell office:value-type="float" office:value="49.90432424455681">
            <text:p>49.90432424455681</text:p>
          </table:table-cell>
          <table:table-cell office:value-type="float" office:value="111.8375094965692">
            <text:p>111.8375094965692</text:p>
          </table:table-cell>
          <table:table-cell office:value-type="float" office:value="0.0848754727808444">
            <text:p>0.0848754727808444</text:p>
          </table:table-cell>
          <table:table-cell office:value-type="float" office:value="0.1781924622839648">
            <text:p>0.1781924622839648</text:p>
          </table:table-cell>
          <table:table-cell office:value-type="float" office:value="0.1140038869435954">
            <text:p>0.1140038869435954</text:p>
          </table:table-cell>
          <table:table-cell office:value-type="float" office:value="0.6229281779915952">
            <text:p>0.6229281779915952</text:p>
          </table:table-cell>
          <table:table-cell office:value-type="float" office:value="28.857660745487117">
            <text:p>28.857660745487117</text:p>
          </table:table-cell>
          <table:table-cell office:value-type="float" office:value="60.585437176548055">
            <text:p>60.585437176548055</text:p>
          </table:table-cell>
          <table:table-cell office:value-type="float" office:value="38.761321560822445">
            <text:p>38.761321560822445</text:p>
          </table:table-cell>
          <table:table-cell office:value-type="float" office:value="211.7955805171424">
            <text:p>211.795580517142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8.779149519890263">
            <text:p>8.779149519890263</text:p>
          </table:table-cell>
          <table:table-cell office:value-type="float" office:value="10.0">
            <text:p>10.0</text:p>
          </table:table-cell>
          <table:table-cell office:value-type="string" office:string-value="7">
            <text:p>7</text:p>
          </table:table-cell>
          <table:table-cell office:value-type="float" office:value="1.6920279577109127">
            <text:p>1.692027957710912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3989999999999">
            <text:p>0.0193989999999999</text:p>
          </table:table-cell>
          <table:table-cell office:value-type="float" office:value="0.5744009084812817">
            <text:p>0.5744009084812817</text:p>
          </table:table-cell>
          <table:table-cell office:value-type="float" office:value="0.4255990915187181">
            <text:p>0.4255990915187181</text:p>
          </table:table-cell>
          <table:table-cell office:value-type="float" office:value="1e-10">
            <text:p>1e-10</text:p>
          </table:table-cell>
          <table:table-cell office:value-type="float" office:value="0.6128453318206251">
            <text:p>0.6128453318206251</text:p>
          </table:table-cell>
          <table:table-cell office:value-type="float" office:value="0.6240228531003966">
            <text:p>0.6240228531003966</text:p>
          </table:table-cell>
          <table:table-cell office:value-type="float" office:value="330.44681466885794">
            <text:p>330.44681466885794</text:p>
          </table:table-cell>
          <table:table-cell office:value-type="float" office:value="244.84269095285245">
            <text:p>244.84269095285245</text:p>
          </table:table-cell>
          <table:table-cell office:value-type="float" office:value="5.75289505e-08">
            <text:p>5.75289505e-08</text:p>
          </table:table-cell>
          <table:table-cell office:value-type="float" office:value="352.5634879656605">
            <text:p>352.5634879656605</text:p>
          </table:table-cell>
          <table:table-cell office:value-type="float" office:value="358.9937986567764">
            <text:p>358.9937986567764</text:p>
          </table:table-cell>
          <table:table-cell office:value-type="float" office:value="23.747533687240807">
            <text:p>23.747533687240807</text:p>
          </table:table-cell>
          <table:table-cell office:value-type="float" office:value="26.93269600481377">
            <text:p>26.93269600481377</text:p>
          </table:table-cell>
          <table:table-cell office:value-type="float" office:value="9.0455262e-09">
            <text:p>9.0455262e-09</text:p>
          </table:table-cell>
          <table:table-cell office:value-type="float" office:value="49.81908388481558">
            <text:p>49.81908388481558</text:p>
          </table:table-cell>
          <table:table-cell office:value-type="float" office:value="111.6684564682192">
            <text:p>111.6684564682192</text:p>
          </table:table-cell>
          <table:table-cell office:value-type="float" office:value="0.0841246429547816">
            <text:p>0.0841246429547816</text:p>
          </table:table-cell>
          <table:table-cell office:value-type="float" office:value="0.1782254545045137">
            <text:p>0.1782254545045137</text:p>
          </table:table-cell>
          <table:table-cell office:value-type="float" office:value="0.1136270494403078">
            <text:p>0.1136270494403078</text:p>
          </table:table-cell>
          <table:table-cell office:value-type="float" office:value="0.6240228531003966">
            <text:p>0.6240228531003966</text:p>
          </table:table-cell>
          <table:table-cell office:value-type="float" office:value="28.60237860462575">
            <text:p>28.60237860462575</text:p>
          </table:table-cell>
          <table:table-cell office:value-type="float" office:value="60.59665453153468">
            <text:p>60.59665453153468</text:p>
          </table:table-cell>
          <table:table-cell office:value-type="float" office:value="38.63319680970468">
            <text:p>38.63319680970468</text:p>
          </table:table-cell>
          <table:table-cell office:value-type="float" office:value="212.16777005413485">
            <text:p>212.1677700541348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5.852766346593508">
            <text:p>5.852766346593508</text:p>
          </table:table-cell>
          <table:table-cell office:value-type="float" office:value="10.0">
            <text:p>10.0</text:p>
          </table:table-cell>
          <table:table-cell office:value-type="string" office:string-value="8">
            <text:p>8</text:p>
          </table:table-cell>
          <table:table-cell office:value-type="float" office:value="1.682416515882524">
            <text:p>1.68241651588252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573">
            <text:p>0.019573</text:p>
          </table:table-cell>
          <table:table-cell office:value-type="float" office:value="0.5738905156278792">
            <text:p>0.5738905156278792</text:p>
          </table:table-cell>
          <table:table-cell office:value-type="float" office:value="0.4261094843721206">
            <text:p>0.4261094843721206</text:p>
          </table:table-cell>
          <table:table-cell office:value-type="float" office:value="1e-10">
            <text:p>1e-10</text:p>
          </table:table-cell>
          <table:table-cell office:value-type="float" office:value="0.6135669460827692">
            <text:p>0.6135669460827692</text:p>
          </table:table-cell>
          <table:table-cell office:value-type="float" office:value="0.6256221327444615">
            <text:p>0.6256221327444615</text:p>
          </table:table-cell>
          <table:table-cell office:value-type="float" office:value="328.2777798122318">
            <text:p>328.2777798122318</text:p>
          </table:table-cell>
          <table:table-cell office:value-type="float" office:value="243.7438355878263">
            <text:p>243.7438355878263</text:p>
          </table:table-cell>
          <table:table-cell office:value-type="float" office:value="5.72021615e-08">
            <text:p>5.72021615e-08</text:p>
          </table:table-cell>
          <table:table-cell office:value-type="float" office:value="350.97355565434606">
            <text:p>350.97355565434606</text:p>
          </table:table-cell>
          <table:table-cell office:value-type="float" office:value="357.86938300251654">
            <text:p>357.86938300251654</text:p>
          </table:table-cell>
          <table:table-cell office:value-type="float" office:value="24.797878457892736">
            <text:p>24.797878457892736</text:p>
          </table:table-cell>
          <table:table-cell office:value-type="float" office:value="26.811821914660896">
            <text:p>26.811821914660896</text:p>
          </table:table-cell>
          <table:table-cell office:value-type="float" office:value="9.0243319e-09">
            <text:p>9.0243319e-09</text:p>
          </table:table-cell>
          <table:table-cell office:value-type="float" office:value="49.69010004023573">
            <text:p>49.69010004023573</text:p>
          </table:table-cell>
          <table:table-cell office:value-type="float" office:value="111.4117247113033">
            <text:p>111.4117247113033</text:p>
          </table:table-cell>
          <table:table-cell office:value-type="float" office:value="0.0830369586916638">
            <text:p>0.0830369586916638</text:p>
          </table:table-cell>
          <table:table-cell office:value-type="float" office:value="0.1782716685766744">
            <text:p>0.1782716685766744</text:p>
          </table:table-cell>
          <table:table-cell office:value-type="float" office:value="0.1130692399871999">
            <text:p>0.1130692399871999</text:p>
          </table:table-cell>
          <table:table-cell office:value-type="float" office:value="0.6256221327444615">
            <text:p>0.6256221327444615</text:p>
          </table:table-cell>
          <table:table-cell office:value-type="float" office:value="28.232565955165704">
            <text:p>28.232565955165704</text:p>
          </table:table-cell>
          <table:table-cell office:value-type="float" office:value="60.612367316069296">
            <text:p>60.612367316069296</text:p>
          </table:table-cell>
          <table:table-cell office:value-type="float" office:value="38.44354159564799">
            <text:p>38.44354159564799</text:p>
          </table:table-cell>
          <table:table-cell office:value-type="float" office:value="212.71152513311696">
            <text:p>212.7115251331169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3.901844231062339">
            <text:p>3.901844231062339</text:p>
          </table:table-cell>
          <table:table-cell office:value-type="float" office:value="10.0">
            <text:p>10.0</text:p>
          </table:table-cell>
          <table:table-cell office:value-type="string" office:string-value="9">
            <text:p>9</text:p>
          </table:table-cell>
          <table:table-cell office:value-type="float" office:value="1.668261610047903">
            <text:p>1.66826161004790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65">
            <text:p>0.01965</text:p>
          </table:table-cell>
          <table:table-cell office:value-type="float" office:value="0.573160907528218">
            <text:p>0.573160907528218</text:p>
          </table:table-cell>
          <table:table-cell office:value-type="float" office:value="0.4268390924717819">
            <text:p>0.4268390924717819</text:p>
          </table:table-cell>
          <table:table-cell office:value-type="float" office:value="1e-10">
            <text:p>1e-10</text:p>
          </table:table-cell>
          <table:table-cell office:value-type="float" office:value="0.6145936012747885">
            <text:p>0.6145936012747885</text:p>
          </table:table-cell>
          <table:table-cell office:value-type="float" office:value="0.627930888491784">
            <text:p>0.627930888491784</text:p>
          </table:table-cell>
          <table:table-cell office:value-type="float" office:value="325.10199505924436">
            <text:p>325.10199505924436</text:p>
          </table:table-cell>
          <table:table-cell office:value-type="float" office:value="242.10695235704267">
            <text:p>242.10695235704267</text:p>
          </table:table-cell>
          <table:table-cell office:value-type="float" office:value="5.67208947e-08">
            <text:p>5.67208947e-08</text:p>
          </table:table-cell>
          <table:table-cell office:value-type="float" office:value="348.602989667858">
            <text:p>348.602989667858</text:p>
          </table:table-cell>
          <table:table-cell office:value-type="float" office:value="356.16801831159876">
            <text:p>356.16801831159876</text:p>
          </table:table-cell>
          <table:table-cell office:value-type="float" office:value="26.349811650958564">
            <text:p>26.349811650958564</text:p>
          </table:table-cell>
          <table:table-cell office:value-type="float" office:value="26.631764759274695">
            <text:p>26.631764759274695</text:p>
          </table:table-cell>
          <table:table-cell office:value-type="float" office:value="8.992507e-09">
            <text:p>8.992507e-09</text:p>
          </table:table-cell>
          <table:table-cell office:value-type="float" office:value="49.49449044862396">
            <text:p>49.49449044862396</text:p>
          </table:table-cell>
          <table:table-cell office:value-type="float" office:value="111.02043521935686">
            <text:p>111.02043521935686</text:p>
          </table:table-cell>
          <table:table-cell office:value-type="float" office:value="0.0814860264383871">
            <text:p>0.0814860264383871</text:p>
          </table:table-cell>
          <table:table-cell office:value-type="float" office:value="0.1783341944884674">
            <text:p>0.1783341944884674</text:p>
          </table:table-cell>
          <table:table-cell office:value-type="float" office:value="0.1122488905813613">
            <text:p>0.1122488905813613</text:p>
          </table:table-cell>
          <table:table-cell office:value-type="float" office:value="0.627930888491784">
            <text:p>0.627930888491784</text:p>
          </table:table-cell>
          <table:table-cell office:value-type="float" office:value="27.70524898905163">
            <text:p>27.70524898905163</text:p>
          </table:table-cell>
          <table:table-cell office:value-type="float" office:value="60.63362612607894">
            <text:p>60.63362612607894</text:p>
          </table:table-cell>
          <table:table-cell office:value-type="float" office:value="38.16462279766286">
            <text:p>38.16462279766286</text:p>
          </table:table-cell>
          <table:table-cell office:value-type="float" office:value="213.49650208720655">
            <text:p>213.4965020872065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.601229487374893">
            <text:p>2.601229487374893</text:p>
          </table:table-cell>
          <table:table-cell office:value-type="float" office:value="10.0">
            <text:p>10.0</text:p>
          </table:table-cell>
          <table:table-cell office:value-type="string" office:string-value="10">
            <text:p>10</text:p>
          </table:table-cell>
          <table:table-cell office:value-type="float" office:value="1.6475929726476146">
            <text:p>1.647592972647614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625">
            <text:p>0.019625</text:p>
          </table:table-cell>
          <table:table-cell office:value-type="float" office:value="0.572139602646843">
            <text:p>0.572139602646843</text:p>
          </table:table-cell>
          <table:table-cell office:value-type="float" office:value="0.4278603973531568">
            <text:p>0.4278603973531568</text:p>
          </table:table-cell>
          <table:table-cell office:value-type="float" office:value="1e-10">
            <text:p>1e-10</text:p>
          </table:table-cell>
          <table:table-cell office:value-type="float" office:value="0.6160211496948472">
            <text:p>0.6160211496948472</text:p>
          </table:table-cell>
          <table:table-cell office:value-type="float" office:value="0.631209089612935">
            <text:p>0.631209089612935</text:p>
          </table:table-cell>
          <table:table-cell office:value-type="float" office:value="320.50208415607466">
            <text:p>320.50208415607466</text:p>
          </table:table-cell>
          <table:table-cell office:value-type="float" office:value="239.6795265441143">
            <text:p>239.6795265441143</text:p>
          </table:table-cell>
          <table:table-cell office:value-type="float" office:value="5.6018161e-08">
            <text:p>5.6018161e-08</text:p>
          </table:table-cell>
          <table:table-cell office:value-type="float" office:value="345.0837198614417">
            <text:p>345.0837198614417</text:p>
          </table:table-cell>
          <table:table-cell office:value-type="float" office:value="353.59172450797394">
            <text:p>353.59172450797394</text:p>
          </table:table-cell>
          <table:table-cell office:value-type="float" office:value="28.62670014016512">
            <text:p>28.62670014016512</text:p>
          </table:table-cell>
          <table:table-cell office:value-type="float" office:value="26.364747919852572">
            <text:p>26.364747919852572</text:p>
          </table:table-cell>
          <table:table-cell office:value-type="float" office:value="8.9447651e-09">
            <text:p>8.9447651e-09</text:p>
          </table:table-cell>
          <table:table-cell office:value-type="float" office:value="49.197424679824515">
            <text:p>49.197424679824515</text:p>
          </table:table-cell>
          <table:table-cell office:value-type="float" office:value="110.42221771961098">
            <text:p>110.42221771961098</text:p>
          </table:table-cell>
          <table:table-cell office:value-type="float" office:value="0.0793226828209652">
            <text:p>0.0793226828209652</text:p>
          </table:table-cell>
          <table:table-cell office:value-type="float" office:value="0.1784143494616004">
            <text:p>0.1784143494616004</text:p>
          </table:table-cell>
          <table:table-cell office:value-type="float" office:value="0.1110538781044991">
            <text:p>0.1110538781044991</text:p>
          </table:table-cell>
          <table:table-cell office:value-type="float" office:value="0.631209089612935">
            <text:p>0.631209089612935</text:p>
          </table:table-cell>
          <table:table-cell office:value-type="float" office:value="26.96971215912817">
            <text:p>26.96971215912817</text:p>
          </table:table-cell>
          <table:table-cell office:value-type="float" office:value="60.66087881694414">
            <text:p>60.66087881694414</text:p>
          </table:table-cell>
          <table:table-cell office:value-type="float" office:value="37.75831855552972">
            <text:p>37.75831855552972</text:p>
          </table:table-cell>
          <table:table-cell office:value-type="float" office:value="214.61109046839792">
            <text:p>214.61109046839792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734152991583262">
            <text:p>1.734152991583262</text:p>
          </table:table-cell>
          <table:table-cell office:value-type="float" office:value="10.0">
            <text:p>10.0</text:p>
          </table:table-cell>
          <table:table-cell office:value-type="string" office:string-value="11">
            <text:p>11</text:p>
          </table:table-cell>
          <table:table-cell office:value-type="float" office:value="1.6177779252712368">
            <text:p>1.617777925271236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5679999999999">
            <text:p>0.0195679999999999</text:p>
          </table:table-cell>
          <table:table-cell office:value-type="float" office:value="0.5707500402515546">
            <text:p>0.5707500402515546</text:p>
          </table:table-cell>
          <table:table-cell office:value-type="float" office:value="0.4292499597484454">
            <text:p>0.4292499597484454</text:p>
          </table:table-cell>
          <table:table-cell office:value-type="float" office:value="1e-10">
            <text:p>1e-10</text:p>
          </table:table-cell>
          <table:table-cell office:value-type="float" office:value="0.6179459334110107">
            <text:p>0.6179459334110107</text:p>
          </table:table-cell>
          <table:table-cell office:value-type="float" office:value="0.6357612230746305">
            <text:p>0.6357612230746305</text:p>
          </table:table-cell>
          <table:table-cell office:value-type="float" office:value="313.9379174286559">
            <text:p>313.9379174286559</text:p>
          </table:table-cell>
          <table:table-cell office:value-type="float" office:value="236.10657716356468">
            <text:p>236.10657716356468</text:p>
          </table:table-cell>
          <table:table-cell office:value-type="float" office:value="5.50044494e-08">
            <text:p>5.50044494e-08</text:p>
          </table:table-cell>
          <table:table-cell office:value-type="float" office:value="339.8977586283774">
            <text:p>339.8977586283774</text:p>
          </table:table-cell>
          <table:table-cell office:value-type="float" office:value="349.6969606274171">
            <text:p>349.6969606274171</text:p>
          </table:table-cell>
          <table:table-cell office:value-type="float" office:value="31.93357033199285">
            <text:p>31.93357033199285</text:p>
          </table:table-cell>
          <table:table-cell office:value-type="float" office:value="25.97172348799212">
            <text:p>25.97172348799212</text:p>
          </table:table-cell>
          <table:table-cell office:value-type="float" office:value="8.873336e-09">
            <text:p>8.873336e-09</text:p>
          </table:table-cell>
          <table:table-cell office:value-type="float" office:value="48.74673703122659">
            <text:p>48.74673703122659</text:p>
          </table:table-cell>
          <table:table-cell office:value-type="float" office:value="109.50678498528954">
            <text:p>109.50678498528954</text:p>
          </table:table-cell>
          <table:table-cell office:value-type="float" office:value="0.0763932934527459">
            <text:p>0.0763932934527459</text:p>
          </table:table-cell>
          <table:table-cell office:value-type="float" office:value="0.1785085284213171">
            <text:p>0.1785085284213171</text:p>
          </table:table-cell>
          <table:table-cell office:value-type="float" office:value="0.1093369550513063">
            <text:p>0.1093369550513063</text:p>
          </table:table-cell>
          <table:table-cell office:value-type="float" office:value="0.6357612230746305">
            <text:p>0.6357612230746305</text:p>
          </table:table-cell>
          <table:table-cell office:value-type="float" office:value="25.973719773933635">
            <text:p>25.973719773933635</text:p>
          </table:table-cell>
          <table:table-cell office:value-type="float" office:value="60.69289966324784">
            <text:p>60.69289966324784</text:p>
          </table:table-cell>
          <table:table-cell office:value-type="float" office:value="37.17456471744416">
            <text:p>37.17456471744416</text:p>
          </table:table-cell>
          <table:table-cell office:value-type="float" office:value="216.1588158453744">
            <text:p>216.158815845374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156101994388841">
            <text:p>1.156101994388841</text:p>
          </table:table-cell>
          <table:table-cell office:value-type="float" office:value="10.0">
            <text:p>10.0</text:p>
          </table:table-cell>
          <table:table-cell office:value-type="string" office:string-value="12">
            <text:p>12</text:p>
          </table:table-cell>
          <table:table-cell office:value-type="float" office:value="1.5754920173423308">
            <text:p>1.575492017342330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501">
            <text:p>0.019501</text:p>
          </table:table-cell>
          <table:table-cell office:value-type="float" office:value="0.5689281111359008">
            <text:p>0.5689281111359008</text:p>
          </table:table-cell>
          <table:table-cell office:value-type="float" office:value="0.4310718888640991">
            <text:p>0.4310718888640991</text:p>
          </table:table-cell>
          <table:table-cell office:value-type="float" office:value="1e-10">
            <text:p>1e-10</text:p>
          </table:table-cell>
          <table:table-cell office:value-type="float" office:value="0.6204403632216863">
            <text:p>0.6204403632216863</text:p>
          </table:table-cell>
          <table:table-cell office:value-type="float" office:value="0.6419029983727828">
            <text:p>0.6419029983727828</text:p>
          </table:table-cell>
          <table:table-cell office:value-type="float" office:value="304.75617716232915">
            <text:p>304.75617716232915</text:p>
          </table:table-cell>
          <table:table-cell office:value-type="float" office:value="230.91110873406336">
            <text:p>230.91110873406336</text:p>
          </table:table-cell>
          <table:table-cell office:value-type="float" office:value="5.35667285e-08">
            <text:p>5.35667285e-08</text:p>
          </table:table-cell>
          <table:table-cell office:value-type="float" office:value="332.3496054275327">
            <text:p>332.3496054275327</text:p>
          </table:table-cell>
          <table:table-cell office:value-type="float" office:value="343.846436947105">
            <text:p>343.846436947105</text:p>
          </table:table-cell>
          <table:table-cell office:value-type="float" office:value="36.66856968202499">
            <text:p>36.66856968202499</text:p>
          </table:table-cell>
          <table:table-cell office:value-type="float" office:value="25.40022196074697">
            <text:p>25.40022196074697</text:p>
          </table:table-cell>
          <table:table-cell office:value-type="float" office:value="8.7670971e-09">
            <text:p>8.7670971e-09</text:p>
          </table:table-cell>
          <table:table-cell office:value-type="float" office:value="48.06699084843036">
            <text:p>48.06699084843036</text:p>
          </table:table-cell>
          <table:table-cell office:value-type="float" office:value="108.11123694677676">
            <text:p>108.11123694677676</text:p>
          </table:table-cell>
          <table:table-cell office:value-type="float" office:value="0.0725758204885516">
            <text:p>0.0725758204885516</text:p>
          </table:table-cell>
          <table:table-cell office:value-type="float" office:value="0.1786032165152053">
            <text:p>0.1786032165152053</text:p>
          </table:table-cell>
          <table:table-cell office:value-type="float" office:value="0.1069179646234601">
            <text:p>0.1069179646234601</text:p>
          </table:table-cell>
          <table:table-cell office:value-type="float" office:value="0.6419029983727828">
            <text:p>0.6419029983727828</text:p>
          </table:table-cell>
          <table:table-cell office:value-type="float" office:value="24.675778966107565">
            <text:p>24.675778966107565</text:p>
          </table:table-cell>
          <table:table-cell office:value-type="float" office:value="60.72509361516981">
            <text:p>60.72509361516981</text:p>
          </table:table-cell>
          <table:table-cell office:value-type="float" office:value="36.35210797197645">
            <text:p>36.35210797197645</text:p>
          </table:table-cell>
          <table:table-cell office:value-type="float" office:value="218.24701944674607">
            <text:p>218.2470194467460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7707346629258942">
            <text:p>0.7707346629258942</text:p>
          </table:table-cell>
          <table:table-cell office:value-type="float" office:value="10.0">
            <text:p>10.0</text:p>
          </table:table-cell>
          <table:table-cell office:value-type="string" office:string-value="13">
            <text:p>13</text:p>
          </table:table-cell>
          <table:table-cell office:value-type="float" office:value="1.5168868189352895">
            <text:p>1.516886818935289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5679999999999">
            <text:p>0.0195679999999999</text:p>
          </table:table-cell>
          <table:table-cell office:value-type="float" office:value="0.5666466693380564">
            <text:p>0.5666466693380564</text:p>
          </table:table-cell>
          <table:table-cell office:value-type="float" office:value="0.4333533306619435">
            <text:p>0.4333533306619435</text:p>
          </table:table-cell>
          <table:table-cell office:value-type="float" office:value="1e-10">
            <text:p>1e-10</text:p>
          </table:table-cell>
          <table:table-cell office:value-type="float" office:value="0.6235214221285941">
            <text:p>0.6235214221285941</text:p>
          </table:table-cell>
          <table:table-cell office:value-type="float" office:value="0.6499016975943926">
            <text:p>0.6499016975943926</text:p>
          </table:table-cell>
          <table:table-cell office:value-type="float" office:value="292.24321366224365">
            <text:p>292.24321366224365</text:p>
          </table:table-cell>
          <table:table-cell office:value-type="float" office:value="223.49830477575483">
            <text:p>223.49830477575483</text:p>
          </table:table-cell>
          <table:table-cell office:value-type="float" office:value="5.15741518e-08">
            <text:p>5.15741518e-08</text:p>
          </table:table-cell>
          <table:table-cell office:value-type="float" office:value="321.5758850272214">
            <text:p>321.5758850272214</text:p>
          </table:table-cell>
          <table:table-cell office:value-type="float" office:value="335.181288352765">
            <text:p>335.181288352765</text:p>
          </table:table-cell>
          <table:table-cell office:value-type="float" office:value="43.3172955563148">
            <text:p>43.3172955563148</text:p>
          </table:table-cell>
          <table:table-cell office:value-type="float" office:value="24.58481352533304">
            <text:p>24.58481352533304</text:p>
          </table:table-cell>
          <table:table-cell office:value-type="float" office:value="8.6108662e-09">
            <text:p>8.6108662e-09</text:p>
          </table:table-cell>
          <table:table-cell office:value-type="float" office:value="47.05582477488323">
            <text:p>47.05582477488323</text:p>
          </table:table-cell>
          <table:table-cell office:value-type="float" office:value="106.00864331695163">
            <text:p>106.00864331695163</text:p>
          </table:table-cell>
          <table:table-cell office:value-type="float" office:value="0.067829531565181">
            <text:p>0.067829531565181</text:p>
          </table:table-cell>
          <table:table-cell office:value-type="float" office:value="0.1786687066873461">
            <text:p>0.1786687066873461</text:p>
          </table:table-cell>
          <table:table-cell office:value-type="float" office:value="0.1036000641530799">
            <text:p>0.1036000641530799</text:p>
          </table:table-cell>
          <table:table-cell office:value-type="float" office:value="0.6499016975943926">
            <text:p>0.6499016975943926</text:p>
          </table:table-cell>
          <table:table-cell office:value-type="float" office:value="23.062040732161545">
            <text:p>23.062040732161545</text:p>
          </table:table-cell>
          <table:table-cell office:value-type="float" office:value="60.747360273697694">
            <text:p>60.747360273697694</text:p>
          </table:table-cell>
          <table:table-cell office:value-type="float" office:value="35.2240218120472">
            <text:p>35.2240218120472</text:p>
          </table:table-cell>
          <table:table-cell office:value-type="float" office:value="220.96657718209357">
            <text:p>220.9665771820935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5138231086172628">
            <text:p>0.5138231086172628</text:p>
          </table:table-cell>
          <table:table-cell office:value-type="float" office:value="10.0">
            <text:p>10.0</text:p>
          </table:table-cell>
          <table:table-cell office:value-type="string" office:string-value="14">
            <text:p>14</text:p>
          </table:table-cell>
          <table:table-cell office:value-type="float" office:value="1.4381045110009478">
            <text:p>1.438104511000947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601">
            <text:p>0.019601</text:p>
          </table:table-cell>
          <table:table-cell office:value-type="float" office:value="0.5639407283331578">
            <text:p>0.5639407283331578</text:p>
          </table:table-cell>
          <table:table-cell office:value-type="float" office:value="0.4360592716668421">
            <text:p>0.4360592716668421</text:p>
          </table:table-cell>
          <table:table-cell office:value-type="float" office:value="1e-10">
            <text:p>1e-10</text:p>
          </table:table-cell>
          <table:table-cell office:value-type="float" office:value="0.6271266026307936">
            <text:p>0.6271266026307936</text:p>
          </table:table-cell>
          <table:table-cell office:value-type="float" office:value="0.6598998730821626">
            <text:p>0.6598998730821626</text:p>
          </table:table-cell>
          <table:table-cell office:value-type="float" office:value="275.7419398200453">
            <text:p>275.7419398200453</text:p>
          </table:table-cell>
          <table:table-cell office:value-type="float" office:value="213.21359392027696">
            <text:p>213.21359392027696</text:p>
          </table:table-cell>
          <table:table-cell office:value-type="float" office:value="4.88955533e-08">
            <text:p>4.88955533e-08</text:p>
          </table:table-cell>
          <table:table-cell office:value-type="float" office:value="306.63702271209473">
            <text:p>306.63702271209473</text:p>
          </table:table-cell>
          <table:table-cell office:value-type="float" office:value="322.6616946580598">
            <text:p>322.6616946580598</text:p>
          </table:table-cell>
          <table:table-cell office:value-type="float" office:value="52.41222859597838">
            <text:p>52.41222859597838</text:p>
          </table:table-cell>
          <table:table-cell office:value-type="float" office:value="23.45349533123047">
            <text:p>23.45349533123047</text:p>
          </table:table-cell>
          <table:table-cell office:value-type="float" office:value="8.385515e-09">
            <text:p>8.385515e-09</text:p>
          </table:table-cell>
          <table:table-cell office:value-type="float" office:value="45.58817974893981">
            <text:p>45.58817974893981</text:p>
          </table:table-cell>
          <table:table-cell office:value-type="float" office:value="102.91205316340115">
            <text:p>102.91205316340115</text:p>
          </table:table-cell>
          <table:table-cell office:value-type="float" office:value="0.0622394461585229">
            <text:p>0.0622394461585229</text:p>
          </table:table-cell>
          <table:table-cell office:value-type="float" office:value="0.1786539764942508">
            <text:p>0.1786539764942508</text:p>
          </table:table-cell>
          <table:table-cell office:value-type="float" office:value="0.0992067042650635">
            <text:p>0.0992067042650635</text:p>
          </table:table-cell>
          <table:table-cell office:value-type="float" office:value="0.6598998730821626">
            <text:p>0.6598998730821626</text:p>
          </table:table-cell>
          <table:table-cell office:value-type="float" office:value="21.161411693897804">
            <text:p>21.161411693897804</text:p>
          </table:table-cell>
          <table:table-cell office:value-type="float" office:value="60.74235200804528">
            <text:p>60.74235200804528</text:p>
          </table:table-cell>
          <table:table-cell office:value-type="float" office:value="33.73027945012159">
            <text:p>33.73027945012159</text:p>
          </table:table-cell>
          <table:table-cell office:value-type="float" office:value="224.36595684793528">
            <text:p>224.3659568479352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3425487390781752">
            <text:p>0.3425487390781752</text:p>
          </table:table-cell>
          <table:table-cell office:value-type="float" office:value="10.0">
            <text:p>10.0</text:p>
          </table:table-cell>
          <table:table-cell office:value-type="string" office:string-value="15">
            <text:p>15</text:p>
          </table:table-cell>
          <table:table-cell office:value-type="float" office:value="1.3362524186115787">
            <text:p>1.336252418611578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838">
            <text:p>0.019838</text:p>
          </table:table-cell>
          <table:table-cell office:value-type="float" office:value="0.5609206072795898">
            <text:p>0.5609206072795898</text:p>
          </table:table-cell>
          <table:table-cell office:value-type="float" office:value="0.4390793927204101">
            <text:p>0.4390793927204101</text:p>
          </table:table-cell>
          <table:table-cell office:value-type="float" office:value="1e-10">
            <text:p>1e-10</text:p>
          </table:table-cell>
          <table:table-cell office:value-type="float" office:value="0.6311169334227302">
            <text:p>0.6311169334227302</text:p>
          </table:table-cell>
          <table:table-cell office:value-type="float" office:value="0.671848501894682">
            <text:p>0.671848501894682</text:p>
          </table:table-cell>
          <table:table-cell office:value-type="float" office:value="254.84071616298533">
            <text:p>254.84071616298533</text:p>
          </table:table-cell>
          <table:table-cell office:value-type="float" office:value="199.48510616495153">
            <text:p>199.48510616495153</text:p>
          </table:table-cell>
          <table:table-cell office:value-type="float" office:value="4.54325822e-08">
            <text:p>4.54325822e-08</text:p>
          </table:table-cell>
          <table:table-cell office:value-type="float" office:value="286.7327197623677">
            <text:p>286.7327197623677</text:p>
          </table:table-cell>
          <table:table-cell office:value-type="float" office:value="305.2381231030938">
            <text:p>305.2381231030938</text:p>
          </table:table-cell>
          <table:table-cell office:value-type="float" office:value="64.43840862473195">
            <text:p>64.43840862473195</text:p>
          </table:table-cell>
          <table:table-cell office:value-type="float" office:value="21.94336167814467">
            <text:p>21.94336167814467</text:p>
          </table:table-cell>
          <table:table-cell office:value-type="float" office:value="8.0699419e-09">
            <text:p>8.0699419e-09</text:p>
          </table:table-cell>
          <table:table-cell office:value-type="float" office:value="43.5354758001238">
            <text:p>43.5354758001238</text:p>
          </table:table-cell>
          <table:table-cell office:value-type="float" office:value="98.51124453312158">
            <text:p>98.51124453312158</text:p>
          </table:table-cell>
          <table:table-cell office:value-type="float" office:value="0.0560270604714055">
            <text:p>0.0560270604714055</text:p>
          </table:table-cell>
          <table:table-cell office:value-type="float" office:value="0.1784863056269277">
            <text:p>0.1784863056269277</text:p>
          </table:table-cell>
          <table:table-cell office:value-type="float" office:value="0.0936381320069845">
            <text:p>0.0936381320069845</text:p>
          </table:table-cell>
          <table:table-cell office:value-type="float" office:value="0.671848501894682">
            <text:p>0.671848501894682</text:p>
          </table:table-cell>
          <table:table-cell office:value-type="float" office:value="19.049200560277903">
            <text:p>19.049200560277903</text:p>
          </table:table-cell>
          <table:table-cell office:value-type="float" office:value="60.68534391315544">
            <text:p>60.68534391315544</text:p>
          </table:table-cell>
          <table:table-cell office:value-type="float" office:value="31.83696488237475">
            <text:p>31.83696488237475</text:p>
          </table:table-cell>
          <table:table-cell office:value-type="float" office:value="228.42849064419187">
            <text:p>228.4284906441918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2283658260521167">
            <text:p>0.2283658260521167</text:p>
          </table:table-cell>
          <table:table-cell office:value-type="float" office:value="10.0">
            <text:p>10.0</text:p>
          </table:table-cell>
          <table:table-cell office:value-type="string" office:string-value="16">
            <text:p>16</text:p>
          </table:table-cell>
          <table:table-cell office:value-type="float" office:value="1.210762609362716">
            <text:p>1.21076260936271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24439999999999">
            <text:p>0.0224439999999999</text:p>
          </table:table-cell>
          <table:table-cell office:value-type="float" office:value="0.5577624614584757">
            <text:p>0.5577624614584757</text:p>
          </table:table-cell>
          <table:table-cell office:value-type="float" office:value="0.4422375385415243">
            <text:p>0.4422375385415243</text:p>
          </table:table-cell>
          <table:table-cell office:value-type="float" office:value="1e-10">
            <text:p>1e-10</text:p>
          </table:table-cell>
          <table:table-cell office:value-type="float" office:value="0.6353143185591024">
            <text:p>0.6353143185591024</text:p>
          </table:table-cell>
          <table:table-cell office:value-type="float" office:value="0.6854804273369475">
            <text:p>0.6854804273369475</text:p>
          </table:table-cell>
          <table:table-cell office:value-type="float" office:value="229.60809730161205">
            <text:p>229.60809730161205</text:p>
          </table:table-cell>
          <table:table-cell office:value-type="float" office:value="182.05118988171145">
            <text:p>182.05118988171145</text:p>
          </table:table-cell>
          <table:table-cell office:value-type="float" office:value="4.11659287e-08">
            <text:p>4.11659287e-08</text:p>
          </table:table-cell>
          <table:table-cell office:value-type="float" office:value="261.533039515399">
            <text:p>261.533039515399</text:p>
          </table:table-cell>
          <table:table-cell office:value-type="float" office:value="282.1843840956478">
            <text:p>282.1843840956478</text:p>
          </table:table-cell>
          <table:table-cell office:value-type="float" office:value="79.68051143258776">
            <text:p>79.68051143258776</text:p>
          </table:table-cell>
          <table:table-cell office:value-type="float" office:value="20.02563088698826">
            <text:p>20.02563088698826</text:p>
          </table:table-cell>
          <table:table-cell office:value-type="float" office:value="7.6458309e-09">
            <text:p>7.6458309e-09</text:p>
          </table:table-cell>
          <table:table-cell office:value-type="float" office:value="40.802981715948896">
            <text:p>40.802981715948896</text:p>
          </table:table-cell>
          <table:table-cell office:value-type="float" office:value="92.55422125139148">
            <text:p>92.55422125139148</text:p>
          </table:table-cell>
          <table:table-cell office:value-type="float" office:value="0.0495110065411937">
            <text:p>0.0495110065411937</text:p>
          </table:table-cell>
          <table:table-cell office:value-type="float" office:value="0.1780785893323143">
            <text:p>0.1780785893323143</text:p>
          </table:table-cell>
          <table:table-cell office:value-type="float" office:value="0.0869299767895443">
            <text:p>0.0869299767895443</text:p>
          </table:table-cell>
          <table:table-cell office:value-type="float" office:value="0.6854804273369475">
            <text:p>0.6854804273369475</text:p>
          </table:table-cell>
          <table:table-cell office:value-type="float" office:value="16.833742224005885">
            <text:p>16.833742224005885</text:p>
          </table:table-cell>
          <table:table-cell office:value-type="float" office:value="60.54672037298687">
            <text:p>60.54672037298687</text:p>
          </table:table-cell>
          <table:table-cell office:value-type="float" office:value="29.556192108445092">
            <text:p>29.556192108445092</text:p>
          </table:table-cell>
          <table:table-cell office:value-type="float" office:value="233.06334529456217">
            <text:p>233.0633452945621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522438840347445">
            <text:p>0.1522438840347445</text:p>
          </table:table-cell>
          <table:table-cell office:value-type="float" office:value="10.0">
            <text:p>10.0</text:p>
          </table:table-cell>
          <table:table-cell office:value-type="string" office:string-value="17">
            <text:p>17</text:p>
          </table:table-cell>
          <table:table-cell office:value-type="float" office:value="1.0743322763529115">
            <text:p>1.074332276352911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430069999999999">
            <text:p>0.0430069999999999</text:p>
          </table:table-cell>
          <table:table-cell office:value-type="float" office:value="0.4924836166949122">
            <text:p>0.4924836166949122</text:p>
          </table:table-cell>
          <table:table-cell office:value-type="float" office:value="0.5075163833050877">
            <text:p>0.5075163833050877</text:p>
          </table:table-cell>
          <table:table-cell office:value-type="float" office:value="0.6204068576283462">
            <text:p>0.6204068576283462</text:p>
          </table:table-cell>
          <table:table-cell office:value-type="float" office:value="1e-10">
            <text:p>1e-10</text:p>
          </table:table-cell>
          <table:table-cell office:value-type="float" office:value="0.6775005803892106">
            <text:p>0.6775005803892106</text:p>
          </table:table-cell>
          <table:table-cell office:value-type="float" office:value="179.89095529672238">
            <text:p>179.89095529672238</text:p>
          </table:table-cell>
          <table:table-cell office:value-type="float" office:value="185.3820186632676">
            <text:p>185.3820186632676</text:p>
          </table:table-cell>
          <table:table-cell office:value-type="float" office:value="226.61785795107812">
            <text:p>226.61785795107812</text:p>
          </table:table-cell>
          <table:table-cell office:value-type="float" office:value="3.65272973e-08">
            <text:p>3.65272973e-08</text:p>
          </table:table-cell>
          <table:table-cell office:value-type="float" office:value="247.47265185838623">
            <text:p>247.47265185838623</text:p>
          </table:table-cell>
          <table:table-cell office:value-type="float" office:value="87.83794897967016">
            <text:p>87.83794897967016</text:p>
          </table:table-cell>
          <table:table-cell office:value-type="float" office:value="20.39202205295944">
            <text:p>20.39202205295944</text:p>
          </table:table-cell>
          <table:table-cell office:value-type="float" office:value="39.51179478267442">
            <text:p>39.51179478267442</text:p>
          </table:table-cell>
          <table:table-cell office:value-type="float" office:value="5.4863266e-09">
            <text:p>5.4863266e-09</text:p>
          </table:table-cell>
          <table:table-cell office:value-type="float" office:value="82.60843151154131">
            <text:p>82.60843151154131</text:p>
          </table:table-cell>
          <table:table-cell office:value-type="float" office:value="0.0581988162750699">
            <text:p>0.0581988162750699</text:p>
          </table:table-cell>
          <table:table-cell office:value-type="float" office:value="0.1858942099187417">
            <text:p>0.1858942099187417</text:p>
          </table:table-cell>
          <table:table-cell office:value-type="float" office:value="0.0784063934169776">
            <text:p>0.0784063934169776</text:p>
          </table:table-cell>
          <table:table-cell office:value-type="float" office:value="0.6775005803892106">
            <text:p>0.6775005803892106</text:p>
          </table:table-cell>
          <table:table-cell office:value-type="float" office:value="19.78759753352377">
            <text:p>19.78759753352377</text:p>
          </table:table-cell>
          <table:table-cell office:value-type="float" office:value="63.2040313723722">
            <text:p>63.2040313723722</text:p>
          </table:table-cell>
          <table:table-cell office:value-type="float" office:value="26.658173761772396">
            <text:p>26.658173761772396</text:p>
          </table:table-cell>
          <table:table-cell office:value-type="float" office:value="230.3501973323316">
            <text:p>230.350197332331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014959226898296">
            <text:p>0.1014959226898296</text:p>
          </table:table-cell>
          <table:table-cell office:value-type="float" office:value="10.0">
            <text:p>10.0</text:p>
          </table:table-cell>
          <table:table-cell office:value-type="string" office:string-value="18">
            <text:p>18</text:p>
          </table:table-cell>
          <table:table-cell office:value-type="float" office:value="0.9240679900337696">
            <text:p>0.924067990033769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4499999999999">
            <text:p>0.0194499999999999</text:p>
          </table:table-cell>
          <table:table-cell office:value-type="float" office:value="0.4884046234258775">
            <text:p>0.4884046234258775</text:p>
          </table:table-cell>
          <table:table-cell office:value-type="float" office:value="0.5115953765741224">
            <text:p>0.5115953765741224</text:p>
          </table:table-cell>
          <table:table-cell office:value-type="float" office:value="0.6262186212799647">
            <text:p>0.6262186212799647</text:p>
          </table:table-cell>
          <table:table-cell office:value-type="float" office:value="1e-10">
            <text:p>1e-10</text:p>
          </table:table-cell>
          <table:table-cell office:value-type="float" office:value="0.6941674578508733">
            <text:p>0.6941674578508733</text:p>
          </table:table-cell>
          <table:table-cell office:value-type="float" office:value="153.44848675539927">
            <text:p>153.44848675539927</text:p>
          </table:table-cell>
          <table:table-cell office:value-type="float" office:value="160.73462985608242">
            <text:p>160.73462985608242</text:p>
          </table:table-cell>
          <table:table-cell office:value-type="float" office:value="196.7473181138845">
            <text:p>196.7473181138845</text:p>
          </table:table-cell>
          <table:table-cell office:value-type="float" office:value="3.14183116e-08">
            <text:p>3.14183116e-08</text:p>
          </table:table-cell>
          <table:table-cell office:value-type="float" office:value="218.09569535785673">
            <text:p>218.09569535785673</text:p>
          </table:table-cell>
          <table:table-cell office:value-type="float" office:value="107.43980455605777">
            <text:p>107.43980455605777</text:p>
          </table:table-cell>
          <table:table-cell office:value-type="float" office:value="17.68080928416907">
            <text:p>17.68080928416907</text:p>
          </table:table-cell>
          <table:table-cell office:value-type="float" office:value="36.20496549398855">
            <text:p>36.20496549398855</text:p>
          </table:table-cell>
          <table:table-cell office:value-type="float" office:value="4.8758396e-09">
            <text:p>4.8758396e-09</text:p>
          </table:table-cell>
          <table:table-cell office:value-type="float" office:value="74.69135633020572">
            <text:p>74.69135633020572</text:p>
          </table:table-cell>
          <table:table-cell office:value-type="float" office:value="0.0500515884499022">
            <text:p>0.0500515884499022</text:p>
          </table:table-cell>
          <table:table-cell office:value-type="float" office:value="0.1848962985999583">
            <text:p>0.1848962985999583</text:p>
          </table:table-cell>
          <table:table-cell office:value-type="float" office:value="0.0708846550992661">
            <text:p>0.0708846550992661</text:p>
          </table:table-cell>
          <table:table-cell office:value-type="float" office:value="0.6941674578508733">
            <text:p>0.6941674578508733</text:p>
          </table:table-cell>
          <table:table-cell office:value-type="float" office:value="17.01754007296677">
            <text:p>17.01754007296677</text:p>
          </table:table-cell>
          <table:table-cell office:value-type="float" office:value="62.86474152398585">
            <text:p>62.86474152398585</text:p>
          </table:table-cell>
          <table:table-cell office:value-type="float" office:value="24.10078273375048">
            <text:p>24.10078273375048</text:p>
          </table:table-cell>
          <table:table-cell office:value-type="float" office:value="236.01693566929688">
            <text:p>236.0169356692968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676639484598864">
            <text:p>0.0676639484598864</text:p>
          </table:table-cell>
          <table:table-cell office:value-type="float" office:value="10.0">
            <text:p>10.0</text:p>
          </table:table-cell>
          <table:table-cell office:value-type="string" office:string-value="19">
            <text:p>19</text:p>
          </table:table-cell>
          <table:table-cell office:value-type="float" office:value="0.7680152721918053">
            <text:p>0.768015272191805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9159999999999">
            <text:p>0.0199159999999999</text:p>
          </table:table-cell>
          <table:table-cell office:value-type="float" office:value="0.4848032291068099">
            <text:p>0.4848032291068099</text:p>
          </table:table-cell>
          <table:table-cell office:value-type="float" office:value="0.51519677089319">
            <text:p>0.51519677089319</text:p>
          </table:table-cell>
          <table:table-cell office:value-type="float" office:value="0.6317879193516497">
            <text:p>0.6317879193516497</text:p>
          </table:table-cell>
          <table:table-cell office:value-type="float" office:value="1e-10">
            <text:p>1e-10</text:p>
          </table:table-cell>
          <table:table-cell office:value-type="float" office:value="0.7109664016141443">
            <text:p>0.7109664016141443</text:p>
          </table:table-cell>
          <table:table-cell office:value-type="float" office:value="126.59433654705713">
            <text:p>126.59433654705713</text:p>
          </table:table-cell>
          <table:table-cell office:value-type="float" office:value="134.53085599815665">
            <text:p>134.53085599815665</text:p>
          </table:table-cell>
          <table:table-cell office:value-type="float" office:value="164.97574208843955">
            <text:p>164.97574208843955</text:p>
          </table:table-cell>
          <table:table-cell office:value-type="float" office:value="2.61125192e-08">
            <text:p>2.61125192e-08</text:p>
          </table:table-cell>
          <table:table-cell office:value-type="float" office:value="185.65123851467123">
            <text:p>185.65123851467123</text:p>
          </table:table-cell>
          <table:table-cell office:value-type="float" office:value="128.87237141681956">
            <text:p>128.87237141681956</text:p>
          </table:table-cell>
          <table:table-cell office:value-type="float" office:value="14.798394159797231">
            <text:p>14.798394159797231</text:p>
          </table:table-cell>
          <table:table-cell office:value-type="float" office:value="32.37349922430467">
            <text:p>32.37349922430467</text:p>
          </table:table-cell>
          <table:table-cell office:value-type="float" office:value="4.2170489e-09">
            <text:p>4.2170489e-09</text:p>
          </table:table-cell>
          <table:table-cell office:value-type="float" office:value="65.68431174367056">
            <text:p>65.68431174367056</text:p>
          </table:table-cell>
          <table:table-cell office:value-type="float" office:value="0.0425516854806551">
            <text:p>0.0425516854806551</text:p>
          </table:table-cell>
          <table:table-cell office:value-type="float" office:value="0.1834671147448662">
            <text:p>0.1834671147448662</text:p>
          </table:table-cell>
          <table:table-cell office:value-type="float" office:value="0.0630147981603342">
            <text:p>0.0630147981603342</text:p>
          </table:table-cell>
          <table:table-cell office:value-type="float" office:value="0.7109664016141443">
            <text:p>0.7109664016141443</text:p>
          </table:table-cell>
          <table:table-cell office:value-type="float" office:value="14.467573063422748">
            <text:p>14.467573063422748</text:p>
          </table:table-cell>
          <table:table-cell office:value-type="float" office:value="62.37881901325452">
            <text:p>62.37881901325452</text:p>
          </table:table-cell>
          <table:table-cell office:value-type="float" office:value="21.425031374513654">
            <text:p>21.425031374513654</text:p>
          </table:table-cell>
          <table:table-cell office:value-type="float" office:value="241.7285765488091">
            <text:p>241.7285765488091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451092989732576">
            <text:p>0.0451092989732576</text:p>
          </table:table-cell>
          <table:table-cell office:value-type="float" office:value="10.0">
            <text:p>10.0</text:p>
          </table:table-cell>
          <table:table-cell office:value-type="string" office:string-value="20">
            <text:p>20</text:p>
          </table:table-cell>
          <table:table-cell office:value-type="float" office:value="0.6164902941323847">
            <text:p>0.616490294132384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584">
            <text:p>0.019584</text:p>
          </table:table-cell>
          <table:table-cell office:value-type="float" office:value="0.4817961876422591">
            <text:p>0.4817961876422591</text:p>
          </table:table-cell>
          <table:table-cell office:value-type="float" office:value="0.5182038123577408">
            <text:p>0.5182038123577408</text:p>
          </table:table-cell>
          <table:table-cell office:value-type="float" office:value="0.6370627376648554">
            <text:p>0.6370627376648554</text:p>
          </table:table-cell>
          <table:table-cell office:value-type="float" office:value="1e-10">
            <text:p>1e-10</text:p>
          </table:table-cell>
          <table:table-cell office:value-type="float" office:value="0.7273680763723503">
            <text:p>0.7273680763723503</text:p>
          </table:table-cell>
          <table:table-cell office:value-type="float" office:value="100.98770896668891">
            <text:p>100.98770896668891</text:p>
          </table:table-cell>
          <table:table-cell office:value-type="float" office:value="108.61899103832188">
            <text:p>108.61899103832188</text:p>
          </table:table-cell>
          <table:table-cell office:value-type="float" office:value="133.53261813808825">
            <text:p>133.53261813808825</text:p>
          </table:table-cell>
          <table:table-cell office:value-type="float" office:value="2.096067e-08">
            <text:p>2.096067e-08</text:p>
          </table:table-cell>
          <table:table-cell office:value-type="float" office:value="152.46122217740103">
            <text:p>152.46122217740103</text:p>
          </table:table-cell>
          <table:table-cell office:value-type="float" office:value="150.94976999647787">
            <text:p>150.94976999647787</text:p>
          </table:table-cell>
          <table:table-cell office:value-type="float" office:value="11.94808901421541">
            <text:p>11.94808901421541</text:p>
          </table:table-cell>
          <table:table-cell office:value-type="float" office:value="28.244354371486576">
            <text:p>28.244354371486576</text:p>
          </table:table-cell>
          <table:table-cell office:value-type="float" office:value="3.5501983e-09">
            <text:p>3.5501983e-09</text:p>
          </table:table-cell>
          <table:table-cell office:value-type="float" office:value="56.16293258086917">
            <text:p>56.16293258086917</text:p>
          </table:table-cell>
          <table:table-cell office:value-type="float" office:value="0.0358522711968604">
            <text:p>0.0358522711968604</text:p>
          </table:table-cell>
          <table:table-cell office:value-type="float" office:value="0.1816113757638141">
            <text:p>0.1816113757638141</text:p>
          </table:table-cell>
          <table:table-cell office:value-type="float" office:value="0.0551682766669751">
            <text:p>0.0551682766669751</text:p>
          </table:table-cell>
          <table:table-cell office:value-type="float" office:value="0.7273680763723503">
            <text:p>0.7273680763723503</text:p>
          </table:table-cell>
          <table:table-cell office:value-type="float" office:value="12.18977220693254">
            <text:p>12.18977220693254</text:p>
          </table:table-cell>
          <table:table-cell office:value-type="float" office:value="61.7478677596968">
            <text:p>61.7478677596968</text:p>
          </table:table-cell>
          <table:table-cell office:value-type="float" office:value="18.75721406677153">
            <text:p>18.75721406677153</text:p>
          </table:table-cell>
          <table:table-cell office:value-type="float" office:value="247.30514596659916">
            <text:p>247.3051459665991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300728659821717">
            <text:p>0.0300728659821717</text:p>
          </table:table-cell>
          <table:table-cell office:value-type="float" office:value="10.0">
            <text:p>10.0</text:p>
          </table:table-cell>
          <table:table-cell office:value-type="string" office:string-value="21">
            <text:p>21</text:p>
          </table:table-cell>
          <table:table-cell office:value-type="float" office:value="0.4786768615043848">
            <text:p>0.478676861504384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809">
            <text:p>0.019809</text:p>
          </table:table-cell>
          <table:table-cell office:value-type="float" office:value="0.4794246903080897">
            <text:p>0.4794246903080897</text:p>
          </table:table-cell>
          <table:table-cell office:value-type="float" office:value="0.5205753096919102">
            <text:p>0.5205753096919102</text:p>
          </table:table-cell>
          <table:table-cell office:value-type="float" office:value="0.642031821726508">
            <text:p>0.642031821726508</text:p>
          </table:table-cell>
          <table:table-cell office:value-type="float" office:value="1e-10">
            <text:p>1e-10</text:p>
          </table:table-cell>
          <table:table-cell office:value-type="float" office:value="0.7429605979367749">
            <text:p>0.7429605979367749</text:p>
          </table:table-cell>
          <table:table-cell office:value-type="float" office:value="78.02643206869193">
            <text:p>78.02643206869193</text:p>
          </table:table-cell>
          <table:table-cell office:value-type="float" office:value="84.72370084279889">
            <text:p>84.72370084279889</text:p>
          </table:table-cell>
          <table:table-cell office:value-type="float" office:value="104.4907643193958">
            <text:p>104.4907643193958</text:p>
          </table:table-cell>
          <table:table-cell office:value-type="float" office:value="1.62750132e-08">
            <text:p>1.62750132e-08</text:p>
          </table:table-cell>
          <table:table-cell office:value-type="float" office:value="120.91693606221084">
            <text:p>120.91693606221084</text:p>
          </table:table-cell>
          <table:table-cell office:value-type="float" office:value="172.42616875315497">
            <text:p>172.42616875315497</text:p>
          </table:table-cell>
          <table:table-cell office:value-type="float" office:value="9.31960709270788">
            <text:p>9.31960709270788</text:p>
          </table:table-cell>
          <table:table-cell office:value-type="float" office:value="24.08536934038901">
            <text:p>24.08536934038901</text:p>
          </table:table-cell>
          <table:table-cell office:value-type="float" office:value="2.9156262e-09">
            <text:p>2.9156262e-09</text:p>
          </table:table-cell>
          <table:table-cell office:value-type="float" office:value="46.77545810933604">
            <text:p>46.77545810933604</text:p>
          </table:table-cell>
          <table:table-cell office:value-type="float" office:value="0.0300024150195341">
            <text:p>0.0300024150195341</text:p>
          </table:table-cell>
          <table:table-cell office:value-type="float" office:value="0.1793736435666028">
            <text:p>0.1793736435666028</text:p>
          </table:table-cell>
          <table:table-cell office:value-type="float" office:value="0.0476633434770881">
            <text:p>0.0476633434770881</text:p>
          </table:table-cell>
          <table:table-cell office:value-type="float" office:value="0.7429605979367749">
            <text:p>0.7429605979367749</text:p>
          </table:table-cell>
          <table:table-cell office:value-type="float" office:value="10.200821106641616">
            <text:p>10.200821106641616</text:p>
          </table:table-cell>
          <table:table-cell office:value-type="float" office:value="60.98703881264496">
            <text:p>60.98703881264496</text:p>
          </table:table-cell>
          <table:table-cell office:value-type="float" office:value="16.20553678220996">
            <text:p>16.20553678220996</text:p>
          </table:table-cell>
          <table:table-cell office:value-type="float" office:value="252.60660329850347">
            <text:p>252.6066032985034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200485773214478">
            <text:p>0.0200485773214478</text:p>
          </table:table-cell>
          <table:table-cell office:value-type="float" office:value="10.0">
            <text:p>10.0</text:p>
          </table:table-cell>
          <table:table-cell office:value-type="string" office:string-value="22">
            <text:p>22</text:p>
          </table:table-cell>
          <table:table-cell office:value-type="float" office:value="0.360664632456339">
            <text:p>0.36066463245633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05579999999999">
            <text:p>0.0205579999999999</text:p>
          </table:table-cell>
          <table:table-cell office:value-type="float" office:value="0.4776679474724059">
            <text:p>0.4776679474724059</text:p>
          </table:table-cell>
          <table:table-cell office:value-type="float" office:value="0.522332052527594">
            <text:p>0.522332052527594</text:p>
          </table:table-cell>
          <table:table-cell office:value-type="float" office:value="0.6466983292022863">
            <text:p>0.6466983292022863</text:p>
          </table:table-cell>
          <table:table-cell office:value-type="float" office:value="1e-10">
            <text:p>1e-10</text:p>
          </table:table-cell>
          <table:table-cell office:value-type="float" office:value="0.7574640761334578">
            <text:p>0.7574640761334578</text:p>
          </table:table-cell>
          <table:table-cell office:value-type="float" office:value="58.57449780184511">
            <text:p>58.57449780184511</text:p>
          </table:table-cell>
          <table:table-cell office:value-type="float" office:value="64.05147723331017">
            <text:p>64.05147723331017</text:p>
          </table:table-cell>
          <table:table-cell office:value-type="float" office:value="79.3020131720362">
            <text:p>79.3020131720362</text:p>
          </table:table-cell>
          <table:table-cell office:value-type="float" office:value="1.22625975e-08">
            <text:p>1.22625975e-08</text:p>
          </table:table-cell>
          <table:table-cell office:value-type="float" office:value="92.88477088996835">
            <text:p>92.88477088996835</text:p>
          </table:table-cell>
          <table:table-cell office:value-type="float" office:value="192.2711705291076">
            <text:p>192.2711705291076</text:p>
          </table:table-cell>
          <table:table-cell office:value-type="float" office:value="7.04566249566412">
            <text:p>7.04566249566412</text:p>
          </table:table-cell>
          <table:table-cell office:value-type="float" office:value="20.139746071042634">
            <text:p>20.139746071042634</text:p>
          </table:table-cell>
          <table:table-cell office:value-type="float" office:value="2.3446796e-09">
            <text:p>2.3446796e-09</text:p>
          </table:table-cell>
          <table:table-cell office:value-type="float" office:value="38.081206787216736">
            <text:p>38.081206787216736</text:p>
          </table:table-cell>
          <table:table-cell office:value-type="float" office:value="0.0249791169508055">
            <text:p>0.0249791169508055</text:p>
          </table:table-cell>
          <table:table-cell office:value-type="float" office:value="0.1768297385202166">
            <text:p>0.1768297385202166</text:p>
          </table:table-cell>
          <table:table-cell office:value-type="float" office:value="0.0407270683955199">
            <text:p>0.0407270683955199</text:p>
          </table:table-cell>
          <table:table-cell office:value-type="float" office:value="0.7574640761334578">
            <text:p>0.7574640761334578</text:p>
          </table:table-cell>
          <table:table-cell office:value-type="float" office:value="8.492899763273877">
            <text:p>8.492899763273877</text:p>
          </table:table-cell>
          <table:table-cell office:value-type="float" office:value="60.122111096873645">
            <text:p>60.122111096873645</text:p>
          </table:table-cell>
          <table:table-cell office:value-type="float" office:value="13.847203254476792">
            <text:p>13.847203254476792</text:p>
          </table:table-cell>
          <table:table-cell office:value-type="float" office:value="257.5377858853757">
            <text:p>257.537785885375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133657182142985">
            <text:p>0.0133657182142985</text:p>
          </table:table-cell>
          <table:table-cell office:value-type="float" office:value="10.0">
            <text:p>10.0</text:p>
          </table:table-cell>
          <table:table-cell office:value-type="string" office:string-value="23">
            <text:p>23</text:p>
          </table:table-cell>
          <table:table-cell office:value-type="float" office:value="0.26480451352968">
            <text:p>0.2648045135296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05079999999999">
            <text:p>0.0205079999999999</text:p>
          </table:table-cell>
          <table:table-cell office:value-type="float" office:value="0.4764623905758996">
            <text:p>0.4764623905758996</text:p>
          </table:table-cell>
          <table:table-cell office:value-type="float" office:value="0.5235376094241003">
            <text:p>0.5235376094241003</text:p>
          </table:table-cell>
          <table:table-cell office:value-type="float" office:value="0.6510641404778924">
            <text:p>0.6510641404778924</text:p>
          </table:table-cell>
          <table:table-cell office:value-type="float" office:value="1e-10">
            <text:p>1e-10</text:p>
          </table:table-cell>
          <table:table-cell office:value-type="float" office:value="0.7707183234720975">
            <text:p>0.7707183234720975</text:p>
          </table:table-cell>
          <table:table-cell office:value-type="float" office:value="42.89759312755744">
            <text:p>42.89759312755744</text:p>
          </table:table-cell>
          <table:table-cell office:value-type="float" office:value="47.13594147253379">
            <text:p>47.13594147253379</text:p>
          </table:table-cell>
          <table:table-cell office:value-type="float" office:value="58.617605818594974">
            <text:p>58.617605818594974</text:p>
          </table:table-cell>
          <table:table-cell office:value-type="float" office:value="9.0033534e-09">
            <text:p>9.0033534e-09</text:p>
          </table:table-cell>
          <table:table-cell office:value-type="float" office:value="69.39049484324939">
            <text:p>69.39049484324939</text:p>
          </table:table-cell>
          <table:table-cell office:value-type="float" office:value="209.83364992188527">
            <text:p>209.83364992188527</text:p>
          </table:table-cell>
          <table:table-cell office:value-type="float" office:value="5.184953561978717">
            <text:p>5.184953561978717</text:p>
          </table:table-cell>
          <table:table-cell office:value-type="float" office:value="16.57990469221335">
            <text:p>16.57990469221335</text:p>
          </table:table-cell>
          <table:table-cell office:value-type="float" office:value="1.854967e-09">
            <text:p>1.854967e-09</text:p>
          </table:table-cell>
          <table:table-cell office:value-type="float" office:value="30.445721802580824">
            <text:p>30.445721802580824</text:p>
          </table:table-cell>
          <table:table-cell office:value-type="float" office:value="0.020717492161375">
            <text:p>0.020717492161375</text:p>
          </table:table-cell>
          <table:table-cell office:value-type="float" office:value="0.1740747025663131">
            <text:p>0.1740747025663131</text:p>
          </table:table-cell>
          <table:table-cell office:value-type="float" office:value="0.0344894818002143">
            <text:p>0.0344894818002143</text:p>
          </table:table-cell>
          <table:table-cell office:value-type="float" office:value="0.7707183234720975">
            <text:p>0.7707183234720975</text:p>
          </table:table-cell>
          <table:table-cell office:value-type="float" office:value="7.043947334867512">
            <text:p>7.043947334867512</text:p>
          </table:table-cell>
          <table:table-cell office:value-type="float" office:value="59.18539887254646">
            <text:p>59.18539887254646</text:p>
          </table:table-cell>
          <table:table-cell office:value-type="float" office:value="11.726423812072891">
            <text:p>11.726423812072891</text:p>
          </table:table-cell>
          <table:table-cell office:value-type="float" office:value="262.04422998051314">
            <text:p>262.0442299805131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089104788095323">
            <text:p>0.0089104788095323</text:p>
          </table:table-cell>
          <table:table-cell office:value-type="float" office:value="10.0">
            <text:p>10.0</text:p>
          </table:table-cell>
          <table:table-cell office:value-type="string" office:string-value="24">
            <text:p>24</text:p>
          </table:table-cell>
          <table:table-cell office:value-type="float" office:value="0.1903073873090777">
            <text:p>0.190307387309077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1645">
            <text:p>0.021645</text:p>
          </table:table-cell>
          <table:table-cell office:value-type="float" office:value="0.4757206907573863">
            <text:p>0.4757206907573863</text:p>
          </table:table-cell>
          <table:table-cell office:value-type="float" office:value="0.5242793092426136">
            <text:p>0.5242793092426136</text:p>
          </table:table-cell>
          <table:table-cell office:value-type="float" office:value="0.6551247463746076">
            <text:p>0.6551247463746076</text:p>
          </table:table-cell>
          <table:table-cell office:value-type="float" office:value="1e-10">
            <text:p>1e-10</text:p>
          </table:table-cell>
          <table:table-cell office:value-type="float" office:value="0.7826575620080489">
            <text:p>0.7826575620080489</text:p>
          </table:table-cell>
          <table:table-cell office:value-type="float" office:value="30.78127499394869">
            <text:p>30.78127499394869</text:p>
          </table:table-cell>
          <table:table-cell office:value-type="float" office:value="33.92323669113774">
            <text:p>33.92323669113774</text:p>
          </table:table-cell>
          <table:table-cell office:value-type="float" office:value="42.38952680698508">
            <text:p>42.38952680698508</text:p>
          </table:table-cell>
          <table:table-cell office:value-type="float" office:value="6.4704511e-09">
            <text:p>6.4704511e-09</text:p>
          </table:table-cell>
          <table:table-cell office:value-type="float" office:value="50.641475366371054">
            <text:p>50.641475366371054</text:p>
          </table:table-cell>
          <table:table-cell office:value-type="float" office:value="224.85704431571048">
            <text:p>224.85704431571048</text:p>
          </table:table-cell>
          <table:table-cell office:value-type="float" office:value="3.731556036025152">
            <text:p>3.731556036025152</text:p>
          </table:table-cell>
          <table:table-cell office:value-type="float" office:value="13.49394312329977">
            <text:p>13.49394312329977</text:p>
          </table:table-cell>
          <table:table-cell office:value-type="float" office:value="1.4507728e-09">
            <text:p>1.4507728e-09</text:p>
          </table:table-cell>
          <table:table-cell office:value-type="float" office:value="24.02102760625048">
            <text:p>24.02102760625048</text:p>
          </table:table-cell>
          <table:table-cell office:value-type="float" office:value="0.017133368215161">
            <text:p>0.017133368215161</text:p>
          </table:table-cell>
          <table:table-cell office:value-type="float" office:value="0.1712103729086216">
            <text:p>0.1712103729086216</text:p>
          </table:table-cell>
          <table:table-cell office:value-type="float" office:value="0.0289986968681684">
            <text:p>0.0289986968681684</text:p>
          </table:table-cell>
          <table:table-cell office:value-type="float" office:value="0.7826575620080489">
            <text:p>0.7826575620080489</text:p>
          </table:table-cell>
          <table:table-cell office:value-type="float" office:value="5.825345193154754">
            <text:p>5.825345193154754</text:p>
          </table:table-cell>
          <table:table-cell office:value-type="float" office:value="58.21152678893135">
            <text:p>58.21152678893135</text:p>
          </table:table-cell>
          <table:table-cell office:value-type="float" office:value="9.859556935177281">
            <text:p>9.859556935177281</text:p>
          </table:table-cell>
          <table:table-cell office:value-type="float" office:value="266.1035710827366">
            <text:p>266.103571082736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059403192063549">
            <text:p>0.0059403192063549</text:p>
          </table:table-cell>
          <table:table-cell office:value-type="float" office:value="10.0">
            <text:p>10.0</text:p>
          </table:table-cell>
          <table:table-cell office:value-type="string" office:string-value="25">
            <text:p>25</text:p>
          </table:table-cell>
          <table:table-cell office:value-type="float" office:value="0.1344446222583229">
            <text:p>0.134444622258322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22979999999999">
            <text:p>0.0222979999999999</text:p>
          </table:table-cell>
          <table:table-cell office:value-type="float" office:value="0.4753477304487615">
            <text:p>0.4753477304487615</text:p>
          </table:table-cell>
          <table:table-cell office:value-type="float" office:value="0.5246522695512384">
            <text:p>0.5246522695512384</text:p>
          </table:table-cell>
          <table:table-cell office:value-type="float" office:value="0.658871216832409">
            <text:p>0.658871216832409</text:p>
          </table:table-cell>
          <table:table-cell office:value-type="float" office:value="1e-10">
            <text:p>1e-10</text:p>
          </table:table-cell>
          <table:table-cell office:value-type="float" office:value="0.7932840408743457">
            <text:p>0.7932840408743457</text:p>
          </table:table-cell>
          <table:table-cell office:value-type="float" office:value="21.728701660921857">
            <text:p>21.728701660921857</text:p>
          </table:table-cell>
          <table:table-cell office:value-type="float" office:value="23.98246990690795">
            <text:p>23.98246990690795</text:p>
          </table:table-cell>
          <table:table-cell office:value-type="float" office:value="30.117775233731045">
            <text:p>30.117775233731045</text:p>
          </table:table-cell>
          <table:table-cell office:value-type="float" office:value="4.5711171e-09">
            <text:p>4.5711171e-09</text:p>
          </table:table-cell>
          <table:table-cell office:value-type="float" office:value="36.261942894428536">
            <text:p>36.261942894428536</text:p>
          </table:table-cell>
          <table:table-cell office:value-type="float" office:value="237.3911430968236">
            <text:p>237.3911430968236</text:p>
          </table:table-cell>
          <table:table-cell office:value-type="float" office:value="2.638071689759875">
            <text:p>2.638071689759875</text:p>
          </table:table-cell>
          <table:table-cell office:value-type="float" office:value="10.898294828612237">
            <text:p>10.898294828612237</text:p>
          </table:table-cell>
          <table:table-cell office:value-type="float" office:value="1.1267338e-09">
            <text:p>1.1267338e-09</text:p>
          </table:table-cell>
          <table:table-cell office:value-type="float" office:value="18.789064280955166">
            <text:p>18.789064280955166</text:p>
          </table:table-cell>
          <table:table-cell office:value-type="float" office:value="0.0141378785860752">
            <text:p>0.0141378785860752</text:p>
          </table:table-cell>
          <table:table-cell office:value-type="float" office:value="0.1683340963066465">
            <text:p>0.1683340963066465</text:p>
          </table:table-cell>
          <table:table-cell office:value-type="float" office:value="0.0242439842329323">
            <text:p>0.0242439842329323</text:p>
          </table:table-cell>
          <table:table-cell office:value-type="float" office:value="0.7932840408743457">
            <text:p>0.7932840408743457</text:p>
          </table:table-cell>
          <table:table-cell office:value-type="float" office:value="4.806878719265602">
            <text:p>4.806878719265602</text:p>
          </table:table-cell>
          <table:table-cell office:value-type="float" office:value="57.23359274425984">
            <text:p>57.23359274425984</text:p>
          </table:table-cell>
          <table:table-cell office:value-type="float" office:value="8.242954639197011">
            <text:p>8.242954639197011</text:p>
          </table:table-cell>
          <table:table-cell office:value-type="float" office:value="269.71657389727756">
            <text:p>269.716573897277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